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d1485"/>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d1485"/>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2d59c"/>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4c7f9"/>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966f"/>
    </style:style>
    <style:style style:name="P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cd211"/>
    </style:style>
    <style:style style:name="P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3fda8a"/>
    </style:style>
    <style:style style:name="P10" style:family="paragraph" style:parent-style-name="Text_20_body">
      <style:paragraph-properties fo:margin-left="0in" fo:margin-right="0in" fo:text-align="center" style:justify-single-word="false" fo:text-indent="0.1965in" style:auto-text-indent="false"/>
    </style:style>
    <style:style style:name="P11"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7"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4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color="#800000" officeooo:rsid="00331a70" officeooo:paragraph-rsid="00331b7a"/>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42b4"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fe1c" style:font-style-asian="normal" style:font-style-complex="normal"/>
    </style:style>
    <style:style style:name="P5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177597"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542f" officeooo:paragraph-rsid="000d542f"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6ef08" officeooo:paragraph-rsid="0016ef08"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1485" officeooo:paragraph-rsid="001d1485"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d1485" officeooo:paragraph-rsid="001d1485" style:font-style-asian="normal" style:font-style-complex="normal"/>
    </style:style>
    <style:style style:name="P6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1d1485" officeooo:paragraph-rsid="001d1485"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officeooo:paragraph-rsid="001aff19"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fo:color="#0000ff"/>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cd211" officeooo:paragraph-rsid="002cd211"/>
    </style:style>
    <style:style style:name="P7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e1bea" officeooo:paragraph-rsid="002e1bea"/>
    </style:style>
    <style:style style:name="P7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e1bea" officeooo:paragraph-rsid="002f85f7"/>
    </style:style>
    <style:style style:name="P7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3c1dc" officeooo:paragraph-rsid="0033c1dc"/>
    </style:style>
    <style:style style:name="P7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64865" officeooo:paragraph-rsid="00364865"/>
    </style:style>
    <style:style style:name="P7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88b56" officeooo:paragraph-rsid="00388b56"/>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39d4aa" officeooo:paragraph-rsid="0039d4aa"/>
    </style:style>
    <style:style style:name="P7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c4371" officeooo:paragraph-rsid="00447149"/>
    </style:style>
    <style:style style:name="P7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4999d4" officeooo:paragraph-rsid="00510f28"/>
    </style:style>
    <style:style style:name="P7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3" style:family="paragraph" style:parent-style-name="Text_20_body">
      <style:paragraph-properties fo:text-align="justify" style:justify-single-word="false"/>
    </style:style>
    <style:style style:name="P94" style:family="paragraph" style:parent-style-name="Text_20_body">
      <style:text-properties fo:color="#ff6600" fo:language="ru" fo:country="RU"/>
    </style:style>
    <style:style style:name="P95" style:family="paragraph" style:parent-style-name="Text_20_body">
      <style:text-properties fo:language="ru" fo:country="RU"/>
    </style:style>
    <style:style style:name="P96" style:family="paragraph" style:parent-style-name="Text_20_body">
      <loext:graphic-properties draw:fill="solid" draw:fill-color="#eeeeee" draw:opacity="100%"/>
      <style:paragraph-properties fo:background-color="#eeeeee"/>
      <style:text-properties fo:language="ru" fo:country="RU"/>
    </style:style>
    <style:style style:name="P9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8" style:family="paragraph" style:parent-style-name="Text_20_body">
      <loext:graphic-properties draw:fill="solid" draw:fill-color="#eeeeee" draw:opacity="100%"/>
      <style:paragraph-properties fo:background-color="#eeeeee"/>
    </style:style>
    <style:style style:name="P99" style:family="paragraph" style:parent-style-name="First_20_line_20_indent">
      <loext:graphic-properties draw:fill="solid" draw:fill-color="#eeeeee" draw:opacity="100%"/>
      <style:paragraph-properties fo:background-color="#eeeeee"/>
      <style:text-properties fo:language="ru" fo:country="RU"/>
    </style:style>
    <style:style style:name="P10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1" style:family="paragraph" style:parent-style-name="Text_20_body">
      <style:paragraph-properties fo:margin-left="0in" fo:margin-right="0in" fo:text-align="justify"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fo:color="#800000"/>
    </style:style>
    <style:style style:name="P103" style:family="paragraph" style:parent-style-name="Text_20_body">
      <style:paragraph-properties fo:margin-left="0in" fo:margin-right="0in" fo:text-align="center" style:justify-single-word="false" fo:text-indent="0in" style:auto-text-indent="false"/>
    </style:style>
    <style:style style:name="P10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2" style:family="paragraph" style:parent-style-name="Footnote">
      <style:text-properties fo:language="en" fo:country="US"/>
    </style:style>
    <style:style style:name="P113" style:family="paragraph" style:parent-style-name="Footnote">
      <style:text-properties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1" style:family="paragraph" style:parent-style-name="Text_20_body" style:list-style-name="L1">
      <style:paragraph-properties fo:text-align="justify" style:justify-single-word="false"/>
    </style:style>
    <style:style style:name="P122" style:family="paragraph" style:parent-style-name="Text_20_body" style:list-style-name="L1">
      <style:paragraph-properties fo:text-align="justify" style:justify-single-word="false"/>
      <style:text-properties fo:language="ru" fo:country="RU"/>
    </style:style>
    <style:style style:name="P123" style:family="paragraph" style:parent-style-name="Text_20_body" style:list-style-name="L2">
      <style:paragraph-properties fo:text-align="justify" style:justify-single-word="false"/>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d1485"/>
    </style:style>
    <style:style style:name="P12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5880ee"/>
    </style:style>
    <style:style style:name="P128" style:family="paragraph" style:parent-style-name="Text_20_body">
      <loext:graphic-properties draw:fill="none" draw:fill-color="#ffffff" draw:opacity="100%"/>
      <style:paragraph-properties fo:margin-left="0in" fo:margin-right="0in" fo:text-align="center" style:justify-single-word="false" fo:text-indent="0.1965in" style:auto-text-indent="false" fo:background-color="transparent"/>
      <style:text-properties officeooo:paragraph-rsid="001d1485"/>
    </style:style>
    <style:style style:name="P12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5565fb" officeooo:paragraph-rsid="005565fb"/>
    </style:style>
    <style:style style:name="P13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loext:graphic-properties draw:fill="solid" draw:fill-color="#eeeeee" draw:opacity="100%"/>
      <style:paragraph-properties fo:background-color="#eeeeee"/>
      <style:text-properties fo:language="ru" fo:country="RU"/>
    </style:style>
    <style:style style:name="P137" style:family="paragraph" style:parent-style-name="Heading_20_2">
      <loext:graphic-properties draw:fill="solid" draw:fill-color="#eeeeee" draw:opacity="100%"/>
      <style:paragraph-properties fo:background-color="#eeeeee"/>
    </style:style>
    <style:style style:name="P138" style:family="paragraph" style:parent-style-name="Heading_20_1">
      <loext:graphic-properties draw:fill="solid" draw:fill-color="#eeeeee" draw:opacity="100%"/>
      <style:paragraph-properties fo:background-color="#eeeeee"/>
    </style:style>
    <style:style style:name="P139" style:family="paragraph" style:parent-style-name="Heading_20_1">
      <style:paragraph-properties fo:margin-left="0in" fo:margin-right="0in" fo:text-align="center" style:justify-single-word="false" fo:text-indent="0.1965in" style:auto-text-indent="false"/>
    </style:style>
    <style:style style:name="P14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44e9c8"/>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officeooo:rsid="001d1485"/>
    </style:style>
    <style:style style:name="T9" style:family="text">
      <style:text-properties fo:language="en" fo:country="US" officeooo:rsid="002c4e19"/>
    </style:style>
    <style:style style:name="T10" style:family="text">
      <style:text-properties fo:language="en" fo:country="US" officeooo:rsid="003fda8a"/>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officeooo:rsid="0021951b" style:font-style-asian="normal" style:font-style-complex="normal"/>
    </style:style>
    <style:style style:name="T27" style:family="text">
      <style:text-properties fo:background-color="transparent" loext:char-shading-value="0"/>
    </style:style>
    <style:style style:name="T28" style:family="text">
      <style:text-properties style:text-position="super 58%"/>
    </style:style>
    <style:style style:name="T29" style:family="text">
      <style:text-properties fo:color="#c5000b"/>
    </style:style>
    <style:style style:name="T30" style:family="text">
      <style:text-properties fo:language="fr" fo:country="FR"/>
    </style:style>
    <style:style style:name="T31" style:family="text">
      <style:text-properties fo:color="#0000ff"/>
    </style:style>
    <style:style style:name="T32" style:family="text">
      <style:text-properties fo:color="#3333ff"/>
    </style:style>
    <style:style style:name="T33" style:family="text">
      <style:text-properties officeooo:rsid="000de4e4"/>
    </style:style>
    <style:style style:name="T34" style:family="text">
      <style:text-properties officeooo:rsid="000f42b4"/>
    </style:style>
    <style:style style:name="T35" style:family="text">
      <style:text-properties officeooo:rsid="000ffe1c"/>
    </style:style>
    <style:style style:name="T36" style:family="text">
      <style:text-properties officeooo:rsid="00123430"/>
    </style:style>
    <style:style style:name="T37" style:family="text">
      <style:text-properties officeooo:rsid="001305af"/>
    </style:style>
    <style:style style:name="T38" style:family="text">
      <style:text-properties officeooo:rsid="00177597"/>
    </style:style>
    <style:style style:name="T39" style:family="text">
      <style:text-properties officeooo:rsid="001aff19"/>
    </style:style>
    <style:style style:name="T40" style:family="text">
      <style:text-properties officeooo:rsid="001c6130"/>
    </style:style>
    <style:style style:name="T41" style:family="text">
      <style:text-properties officeooo:rsid="001d1485"/>
    </style:style>
    <style:style style:name="T42" style:family="text">
      <style:text-properties officeooo:rsid="0021951b"/>
    </style:style>
    <style:style style:name="T43" style:family="text">
      <style:text-properties officeooo:rsid="0022d59c"/>
    </style:style>
    <style:style style:name="T44" style:family="text">
      <style:text-properties officeooo:rsid="00237459"/>
    </style:style>
    <style:style style:name="T45" style:family="text">
      <style:text-properties officeooo:rsid="0024c7f9"/>
    </style:style>
    <style:style style:name="T46" style:family="text">
      <style:text-properties officeooo:rsid="0026966f"/>
    </style:style>
    <style:style style:name="T47" style:family="text">
      <style:text-properties officeooo:rsid="00298862"/>
    </style:style>
    <style:style style:name="T48" style:family="text">
      <style:text-properties officeooo:rsid="002c4e19"/>
    </style:style>
    <style:style style:name="T49" style:family="text">
      <style:text-properties officeooo:rsid="002e1bea"/>
    </style:style>
    <style:style style:name="T50" style:family="text">
      <style:text-properties officeooo:rsid="002f85f7"/>
    </style:style>
    <style:style style:name="T51" style:family="text">
      <style:text-properties officeooo:rsid="0033c1dc"/>
    </style:style>
    <style:style style:name="T52" style:family="text">
      <style:text-properties officeooo:rsid="00355486"/>
    </style:style>
    <style:style style:name="T53" style:family="text">
      <style:text-properties officeooo:rsid="0036be60"/>
    </style:style>
    <style:style style:name="T54" style:family="text">
      <style:text-properties officeooo:rsid="00396ff6"/>
    </style:style>
    <style:style style:name="T55" style:family="text">
      <style:text-properties officeooo:rsid="0039d4aa"/>
    </style:style>
    <style:style style:name="T56" style:family="text">
      <style:text-properties officeooo:rsid="003a37d1"/>
    </style:style>
    <style:style style:name="T57" style:family="text">
      <style:text-properties officeooo:rsid="003def11"/>
    </style:style>
    <style:style style:name="T58" style:family="text">
      <style:text-properties officeooo:rsid="003fda8a"/>
    </style:style>
    <style:style style:name="T59" style:family="text">
      <style:text-properties officeooo:rsid="00423d28"/>
    </style:style>
    <style:style style:name="T60" style:family="text">
      <style:text-properties officeooo:rsid="0043d6b7"/>
    </style:style>
    <style:style style:name="T61" style:family="text">
      <style:text-properties officeooo:rsid="00447149"/>
    </style:style>
    <style:style style:name="T62" style:family="text">
      <style:text-properties officeooo:rsid="0047e562"/>
    </style:style>
    <style:style style:name="T63" style:family="text">
      <style:text-properties officeooo:rsid="004999d4"/>
    </style:style>
    <style:style style:name="T64" style:family="text">
      <style:text-properties officeooo:rsid="004ce931"/>
    </style:style>
    <style:style style:name="T65" style:family="text">
      <style:text-properties officeooo:rsid="005565fb"/>
    </style:style>
    <style:style style:name="T66" style:family="text">
      <style:text-properties officeooo:rsid="0055b298"/>
    </style:style>
    <style:style style:name="T67" style:family="text">
      <style:text-properties officeooo:rsid="00571fe7"/>
    </style:style>
    <style:style style:name="T68" style:family="text">
      <style:text-properties officeooo:rsid="005880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Последний фанфик</text:h>
      <text:p text:style-name="P10">От Massaraksh</text:p>
      <text:p text:style-name="P1"/>
      <text:p text:style-name="P12">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15802654410072942" text:style-name="L1">
        <text:list-item>
          <text:p text:style-name="P121">добавить детектив <text:span text:style-name="T1">(реализовано)</text:span>+ магические уроки/трактаты Старсвирла</text:p>
        </text:list-item>
        <text:list-item>
          <text:p text:style-name="P122">Терра несколько раз пытается убить Макса (один раз — в аквапарке). Несколько раз Макса спасает Селестия (даёт приказы Нексусу)</text:p>
        </text:list-item>
        <text:list-item>
          <text:p text:style-name="P122">Книги:</text:p>
        </text:list-item>
      </text:list>
      <text:list xml:id="list4002906461352145213" text:style-name="L2">
        <text:list-item>
          <text:p text:style-name="P123">«Великие грифоны прошлого» - из канона (5<text:span text:style-name="T6">s8e)</text:span></text:p>
        </text:list-item>
        <text:list-item>
          <text:p text:style-name="P123">«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3">Дасти Вейфарер «Зебрианская культура, быт и фольклор»</text:p>
        </text:list-item>
        <text:list-item>
          <text:p text:style-name="P123">«Краткая история Эквестрии»</text:p>
        </text:list-item>
        <text:list-item>
          <text:p text:style-name="P123">«Шедевры архитектуры Эквестрии» с разделом о Кантерлотском Королевском Дворце</text:p>
        </text:list-item>
        <text:list-item>
          <text:p text:style-name="P123">«Великие дела и великие чары». Страница 893: …</text:p>
        </text:list-item>
        <text:list-item>
          <text:p text:style-name="P123">«Природа Проклятий» - обмен</text:p>
        </text:list-item>
        <text:list-item>
          <text:p text:style-name="P123">«Магия для Чайников» - обмен</text:p>
        </text:list-item>
        <text:list-item>
          <text:p text:style-name="P123">«Энциклопедия Арканум» - обмен</text:p>
        </text:list-item>
        <text:list-item>
          <text:p text:style-name="P123">«О Гейсах» - обмен</text:p>
        </text:list-item>
        <text:list-item>
          <text:p text:style-name="P123">«Тайны Тайных Наук» - обмен</text:p>
        </text:list-item>
        <text:list-item>
          <text:p text:style-name="P123"><text:soft-page-break/>«Основы Заклятий» - обмен</text:p>
        </text:list-item>
        <text:list-item>
          <text:p text:style-name="P123">«Мамочка, А Что Это Истекает Из Моего Рога? - Введение В Магию Для Маленьких Единорогов» - обмен</text:p>
        </text:list-item>
      </text:list>
      <text:p text:style-name="P12"/>
      <text:h text:style-name="Heading_20_2" text:outline-level="2">Факты об Эквестрии <text:span text:style-name="T1">(согласовать с вики)</text:span></text:h>
      <text:list xml:id="list6794613154797863192"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3">Искусственный интеллект. Создан Владом и Максом. Разработан для управления корпорациями.</text:p>
      <text:h text:style-name="Heading_20_3" text:outline-level="3">Селестия</text:h>
      <text:p text:style-name="P9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9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9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1">Единорог. Холост, молод, мечтателен. Живёт в Кантерлоте. В свободное время рисует облака.</text:p>
      <text:h text:style-name="Heading_20_3" text:outline-level="3">Алекс</text:h>
      <text:p text:style-name="P101">Менеджер проектов, над одним из которых (Нексус) работает Макс.</text:p>
      <text:h text:style-name="Heading_20_3" text:outline-level="3">Ростик</text:h>
      <text:p text:style-name="P101">Лидер команды тестировщиков</text:p>
      <text:h text:style-name="Heading_20_3" text:outline-level="3">Стас</text:h>
      <text:p text:style-name="P101">Программист-новичок в команде Макса.</text:p>
      <text:h text:style-name="Heading_20_3" text:outline-level="3">Рома</text:h>
      <text:p text:style-name="P101">Программист в команде UI-программистов</text:p>
      <text:h text:style-name="Heading_20_3" text:outline-level="3"><text:soft-page-break/>Анджела</text:h>
      <text:p text:style-name="P101">Сисадмин. Флиртует с Максом.</text:p>
      <text:p text:style-name="P101"/>
      <text:h text:style-name="Heading_20_2" text:outline-level="2">Положения</text:h>
      <text:p text:style-name="P10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1">В <text:span text:style-name="T1">конце</text:span> каждой главы <text:span text:style-name="T1">(чтобы не спойлерить)</text:span> - рисунок мозаики, отображающий суть главы.</text:p>
      <text:p text:style-name="P31"/>
      <text:h text:style-name="P134" text:outline-level="2">1. Терра</text:h>
      <text:p text:style-name="P30">музыка - кондовая электронная, холодная и отчаянная (Electronics “Disappointed”)</text:p>
      <text:p text:style-name="P30"/>
      <text:p text:style-name="P10">***</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2">Я прислонился к стойке с коньяком и закрыл глаза.</text:p>
      <text:p text:style-name="P14">Блядь, как хочется послать его нахуй.</text:p>
      <text:p text:style-name="P12">–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2">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12">– Я даже не смогу зайти в офис. Я выкинул пропуск в унитаз.</text:p>
      <text:p text:style-name="P15">– Макс, не беспокойся, охрана уже в курсе. Тебе выдадут временный.</text:p>
      <text:p text:style-name="P1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8"><text:note text:id="ftn1" text:note-class="footnote"><text:note-citation>1</text:note-citation><text:note-body><text:p text:style-name="P11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2">Team lead — г<text:span text:style-name="T1">лавный программист команды, работающей над проектом</text:span></text:p></text:note-body></text:note> проекта ушёл в запой, семь лет работы в жопу?</text:p>
      <text:p text:style-name="P14">Блядь!</text:p>
      <text:p text:style-name="P12">– Ладно, <text:span text:style-name="T6">уболтал</text:span>. Загляну на огонёк. Но ничего не обещаю. Честно говоря, мне плевать.</text:p>
      <text:p text:style-name="P12">Треск помех не смог скрыть выдох на той стороне трубки.</text:p>
      <text:p text:style-name="P12">– Спасибо, Макс. Я знал, что на тебя можно рассчитывать. Оплата, как договорились.</text:p>
      <text:p text:style-name="P26"><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10">***</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6">RnD-</text:span><text:span text:style-name="T1">зоны</text:span><text:span text:style-name="T1"><text:note text:id="ftn3" text:note-class="footnote"><text:note-citation>3</text:note-citation><text:note-body><text:p text:style-name="P11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22"/>
      <text:p text:style-name="P64"><text:span text:style-name="T6">&gt;\</text:span>Привет, Нексус. Это Макс.</text:p>
      <text:p text:style-name="P64"><text:span text:style-name="T6">&lt;\</text:span>Привет Макс. <text:span text:style-name="T1">Рад тебя видеть. Где ты отсутствовал три дня?</text:span></text:p>
      <text:p text:style-name="P64"><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8"/>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4"><text:span text:style-name="T6">&gt;\</text:span>Как называется наш проект?</text:p>
      <text:p text:style-name="P64"><text:span text:style-name="T6">&lt;\</text:span>Дайсон.</text:p>
      <text:p text:style-name="P64"><text:span text:style-name="T6">&gt;\</text:span>Сколько тебе лет?</text:p>
      <text:p text:style-name="P64"><text:span text:style-name="T6">&lt;\</text:span>Два года с начала запуска кластера.</text:p>
      <text:p text:style-name="P64"><text:span text:style-name="T6">&gt;\</text:span>Какой сейчас год?</text:p>
      <text:p text:style-name="P64"><text:soft-page-break/><text:span text:style-name="T6">&gt;\</text:span>202<text:span text:style-name="T1">6</text:span>-й.</text:p>
      <text:p text:style-name="P29"/>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4"><text:span text:style-name="T6">&gt;\</text:span>Нексус, отключи память <text:span text:style-name="T1">заданий</text:span> за последнюю неделю.</text:p>
      <text:p text:style-name="P64"><text:span text:style-name="T6">&lt;\</text:span>Выполнено.</text:p>
      <text:p text:style-name="P64"><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6">&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6">&lt;\</text:span><text:span text:style-name="T1">Выполняю задачу</text:span>...</text:p>
      <text:p text:style-name="P65"><text:span text:style-name="T6">&lt;\</text:span>...</text:p>
      <text:p text:style-name="P65"><text:span text:style-name="T6">&lt;\</text:span>Решение:</text:p>
      <text:p text:style-name="P65"><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9">Подробный план действий по дням приведен в файле «Война <text:soft-page-break/>корпораций_A_06.09.2026_23<text:span text:style-name="T6">:47.bmf»</text:span></text:p>
      <text:p text:style-name="P28"/>
      <text:p text:style-name="P37">&lt;<text:span text:style-name="T1">как-то говённо. Улучшить</text:span>&gt;</text:p>
      <text:p text:style-name="P43">Хм, не понял? Ч<text:span text:style-name="T1">ё</text:span> за хрень?</text:p>
      <text:p text:style-name="P43"/>
      <text:p text:style-name="P64"><text:span text:style-name="T6">&gt;</text:span>\Нексус, почему ты используешь жёсткие настройки <text:span text:style-name="T1">для решения задачи</text:span>?</text:p>
      <text:p text:style-name="P64"><text:span text:style-name="T6">&lt;\</text:span>Настройки правильные, <text:span text:style-name="T1">Макс</text:span>.</text:p>
      <text:p text:style-name="P29"/>
      <text:p text:style-name="P43">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22"/>
      <text:p text:style-name="P64"><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9"/>
      <text:p text:style-name="P43">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43">Ага, уже теплее.</text:p>
      <text:p text:style-name="P43"/>
      <text:p text:style-name="P64"><text:span text:style-name="T6">&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6">–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6">– Но эти установки работают не в тестовом кластере, а на продакшене.</text:p>
      <text:p text:style-name="P16">–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6">.</text:span></text:p>
      <text:p text:style-name="P79">Гудки.</text:p>
      <text:p text:style-name="P43"><text:span text:style-name="T1">У</text:span>ходя попрощался с охранником, <text:span text:style-name="T1">увлечённо исследующим тему педофилии</text:span>.</text:p>
      <text:p text:style-name="P43"><text:soft-page-break/>Всё, свободен. Хотя <text:s/><text:span text:style-name="T1">воскресенье</text:span> уже испорчен<text:span text:style-name="T1">о</text:span>.</text:p>
      <text:p text:style-name="P103">***</text:p>
      <text:p text:style-name="P12">На улице моросил дождь. Я шарил по карманам в поисках ключей от машины, когда в плечо похлопали.</text:p>
      <text:p text:style-name="P12">Я обернулся. За спиной подслеповато осклабился бородатый зачуханый мужик в рваных джинсах и свитере.</text:p>
      <text:p text:style-name="P12">– Слышь, браток, дай на опохмел? Мочи нет, в глотке пересохло. Спать не могу, глюки всякие снятся.</text:p>
      <text:p text:style-name="P12">От нечего делать, пока роюсь в карманах, спросил:</text:p>
      <text:p text:style-name="P12">– И что же за глюки тебе снятся, мужик?</text:p>
      <text:p text:style-name="P12">–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2">Я хотел было ответить, что лечиться опохмелом от белой горячки — плохая идея, но тут на меня накатило.</text:p>
      <text:p text:style-name="P12">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2">– Так чего, дашь на успокоение нервов? Не жлобись, мужик, будь другом? – повторный оклик нищего вернул меня к реальности.</text:p>
      <text:p text:style-name="P12">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2">– На. – я протянул ему кулёк с Бакарди.</text:p>
      <text:p text:style-name="P12">– О, – обрадовался мужик. – Ромчик! То, что надо! Спасибо, бро!</text:p>
      <text:p text:style-name="P12">Бродяга пошлёпал в дождь.</text:p>
      <text:p text:style-name="P12">Я смотрел ему вслед, пытаясь вспомнить детали образа, на мгновение проступившего во тьме.</text:p>
      <text:p text:style-name="P1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2">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12">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2">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2">Рыбки ужин не требовали, но, в отличие от Крысы, были живыми. Я достал упаковку корма из-под стула и отсыпал порцию в мерный стаканчик.</text:p>
      <text:p text:style-name="P12">– Гули-гули-гули!</text:p>
      <text:p text:style-name="P12">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2">Сосущее чувство усилилось.</text:p>
      <text:p text:style-name="P12">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0">***</text:p>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12">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6"><text:span text:style-name="T1">Блядь</text:span>, что за мысли пошли!</text:p>
      <text:p text:style-name="P1">Я вспомнил Влада, <text:span text:style-name="T6">&lt;</text:span><text:span text:style-name="T16">месяц</text:span><text:span text:style-name="T6">&gt;</text:span> назад прыгнувшего с крыши <text:span text:style-name="T1">своей</text:span> многоэтажки.</text:p>
      <text:p text:style-name="P26">Нет, это не для меня. Я сюда пришёл подышать воздухом. И только.</text:p>
      <text:p text:style-name="P1">Влад тогда совершил глупость, большую глупость. Я ему давно го<text:span text:style-name="T27">ворил </text:span><text:span text:style-name="T2">—</text:span><text:span text:style-name="T2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7">А у нас получается... </text:span><text:span text:style-name="T2">–</text:span><text:span text:style-name="T2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2">AI <text:span text:style-name="T2">– </text:span><text:span text:style-name="T2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2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67">Музыка быстрая, тревожная, надорваная и печальная (Pet Shop Boys “So Hard” ?)</text:p>
      <text:p text:style-name="P32"/>
      <text:p text:style-name="P10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10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4"/>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2"/>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43">Единорог поднял голову.</text:p>
      <text:p text:style-name="P43"><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7">, </text:span><text:span text:style-name="T2">а от снотворного таких глюков у меня ни разу не было</text:span><text:span text:style-name="T2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6">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7">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6">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2">Я даже начал было смотреть серии по собственной инициативе, но после самоубийства Влада не мог к ним вернуться.</text:p>
      <text:p text:style-name="P45"><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2">&lt;<text:span text:style-name="T2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2">– Сестрица, не позорься! – шикнула на Селестию тёмная аликорница. – Не выдавай желаемое за действительное хотя бы при посторонних.</text:p>
      <text:p text:style-name="P12">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2">– Что происходит? Как я тут очутился вообще?</text:p>
      <text:p text:style-name="P12">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2">Дискорд нахмурился и бросил в сторону, ковыряясь когтём в зубе.</text:p>
      <text:p text:style-name="P12">–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2">– <text:s/>А что, в Винг-Поинте вас не учили, что оставлять пост без приказа <text:s/>— недопустимо? – отпустил он уже пегасу.</text:p>
      <text:p text:style-name="P12">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12">–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12">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2">–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2">–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2">– На себя посмотри! – огрызнулся Дискорд. – Призвала какую-то полудохлую обезьяну вместо с<text:span text:style-name="T23">верх</text:span>…</text:p>
      <text:p text:style-name="P12">Тут м<text:span text:style-name="T6">еня, </text:span>наконец,<text:span text:style-name="T6"> стошнило. Буквально вывернуло наизнанку: из носа текло, в глазах стояли слёзы. </text:span></text:p>
      <text:p text:style-name="P12"><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0">Jack of Hearts</text:span><text:span text:style-name="T30"><text:note text:id="ftn7" text:note-class="footnote"><text:note-citation>7</text:note-citation><text:note-body><text:p text:style-name="Footnote"><text:bookmark text:name="result_box1"/><text:span text:style-name="T30">Jack of Hearts</text:span> <text:span text:style-name="T1">– Червовый валет (фр.)</text:span></text:p></text:note-body></text:note></text:span><text:span text:style-name="T3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2">Я разогнулся и выпустил шею аликорницы. Она перевела <text:s/>взгляд на меня. Потом — на своё копыто, краешек которого оказался запачкан.</text:p>
      <text:p text:style-name="P20">Я смутился и потянулся за платком.</text:p>
      <text:p text:style-name="P20">– Я это… Извиняюсь. Сейчас вытру.</text:p>
      <text:p text:style-name="P12"><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2">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2">– Ты почему отстал? – крикнула она. – Некогда прохлаждаться!</text:p>
      <text:p text:style-name="P12">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2">–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2">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2">–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12">– Какого хера? Прекрати немедленно! Бля...</text:p>
      <text:p text:style-name="P12">Аликорница пропустила мои протесты мимо ушей. Мы приближались к концу галереи, когда из конца, где я только что отдыхал, показался стебель.</text:p>
      <text:p text:style-name="P12">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2">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2">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2">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2">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2">Я оглянулся вперёд и увидел ещё один зелёный «рукав», выползающий из бокового прохода, как паста из тюбика.</text:p>
      <text:p text:style-name="P12">Бац!</text:p>
      <text:p text:style-name="P12">– Ай!</text:p>
      <text:p text:style-name="P12">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2">Увидев, что назад пути нет, аликорница крутанулась обратно.</text:p>
      <text:p text:style-name="P12">Бац!</text:p>
      <text:p text:style-name="P12"><text:soft-page-break/>– Ай! Твою ж... Твоё высочество, блин!!!</text:p>
      <text:p text:style-name="P12">Селестия выпрямилась в струнку.</text:p>
      <text:p text:style-name="P12">– Закрой глаза! – скомандовала аликорница.</text:p>
      <text:p text:style-name="P12">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12">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2">–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2">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2">–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12">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2">Но оставить аликорницу здесь? Я оглянулся на неё.</text:p>
      <text:p text:style-name="P12">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2">Нет, не могу. Блин, лучше уж пусть меня сожрёт с ней заодно это шелестящее говно, чем оставить её тут одну.</text:p>
      <text:p text:style-name="P12">Я присел рядом с ней и положил её голову к себе на колени.</text:p>
      <text:p text:style-name="P12">– Эй!!! – крикнул я ей в ухо. – Вставай! Ты должна встать!</text:p>
      <text:p text:style-name="P12">Я дунул ей в морду и потрепал рукой по чёлке, задев при этом рог.</text:p>
      <text:p text:style-name="P12">Медленно-медленно <text:s/>Селестия раскрыла один глаз. Её ноги дёрнулись и поджались к телу.</text:p>
      <text:p text:style-name="P12">– Вставай, лошадь рогатая!!! Некогда прохлаждаться! Нам сейчас жопа наступит, если не встанешь!</text:p>
      <text:p text:style-name="P12">Глаз так же медленно закрылся.</text:p>
      <text:p text:style-name="P12">Я зарычал от бессилия. Шуршание раздавался совсем близко.</text:p>
      <text:p text:style-name="P12">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2">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12">Ну, всё, можно вставлять в глаза монетки. Хороший бутерброд получился для глистоплюща!</text:p>
      <text:p text:style-name="P12"><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2">– Давай, родная, давай! Вставай, я помогу тебе. Совсем немного осталось...</text:p>
      <text:p text:style-name="P12">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2">– Вот они!!!</text:p>
      <text:p text:style-name="P12"><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12">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12">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2">–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2">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2">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3">Спи, сестра моя родная,<text:line-break/>Спи. Усни.<text:line-break/>Крыльями тебя укрою,<text:line-break/>Спи. Усни.</text:p><text:p text:style-name="P113"><text:tab/>В чаще тёмной волки воют,<text:line-break/>Спи. Усни.</text:p><text:p text:style-name="P113"><text:tab/>В мрачном замке духи ноют,<text:line-break/>Спи. Усни.</text:p><text:p text:style-name="P113"><text:tab/>Сказки вечность нам читает,<text:line-break/>Спи. Усни.<text:line-break/>День осенний угасает,<text:line-break/>Спи. Усни.<text:line-break/>Помни только в сне глубоком,</text:p><text:p text:style-name="P11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12">–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2">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2">Ну, блин, пронесло! Не думаю, что эта дрянь умеет летать. Я облегчённо выдохнул.</text:p>
      <text:p text:style-name="P12">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2">–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2">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2">–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12">– <text:s/>Почему ты называешь замок домом?</text:p>
      <text:p text:style-name="P12">–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2">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2">– А почему вы выбрали такое необычное место для замка? Остров посреди болота мне не кажется подходящим местом для королевской резиденции.</text:p>
      <text:p text:style-name="P12">– Раньше тут не было болота. Глубокий овраг окружал Дом с трёх сторон. С четвёртой его защищала скала. Болото появилось совсем недавно.</text:p>
      <text:p text:style-name="P12">– Точно недавно?</text:p>
      <text:p text:style-name="P12">– Почему ты спрашиваешь Нас?</text:p>
      <text:p text:style-name="P20">Я указал на пятно ряби на воде, быстро догоняющее тень от колесницы.</text:p>
      <text:p text:style-name="P12">– Потому что в нём успела завестись рыба. Причём, судя по всему, достаточно крупная.</text:p>
      <text:p text:style-name="P12">Луна проследила взглядом направление и внезапно вскочила на ноги.</text:p>
      <text:p text:style-name="P12">– Набирай высоту! Они настигают нас! – крикнула она Дискорду. Тот обернулся и, увидев пятно на воде, помотал головой.</text:p>
      <text:p text:style-name="P12">–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2">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2">– Вправо! – заорал Дискорд, рванув жезл вправо.</text:p>
      <text:p text:style-name="P12">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2">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2"><text:soft-page-break/>– Присмотри за ней. – обратилась она ко мне, кивнув на спящую сестру. Мне показалось, или в её <text:span text:style-name="T1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2">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12">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2">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2">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2">Она что-то спросила меня, но я не услышал ни звука.</text:p>
      <text:p text:style-name="P12">– Что?! Говори громче, я ничего не слышу.</text:p>
      <text:p text:style-name="P12">– Где Дискорд? – повторила она <text:span text:style-name="T15">напряжённо</text:span>.</text:p>
      <text:p text:style-name="P12">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2">Что-то схватило меня за шиворот и потащило назад.</text:p>
      <text:p text:style-name="P12">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2">Пегасы тем временем упорно молотили крыльями, пытаясь прорваться к близкому берегу.</text:p>
      <text:p text:style-name="P12">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2">Тройка скакунов молча ускорилась, а их попавшийся собрат бился в объятиях лозы как мотылёк в паутине.</text:p>
      <text:p text:style-name="P12">Луна застыла, глядя немигающими глазами на пегаса. Потом она, не разжимая зубов, издала нечто, похожее одновременно на тонкий вой и ржание.</text:p>
      <text:p text:style-name="P12"><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2">Одновременно раздался громкий треск откуда-то сзади, и пол платформы выровнялся</text:p>
      <text:p text:style-name="P12">– Кимеринн!!! <text:s/>– <text:s/>закричала Луна, выплюнув воротник моей куртки.</text:p>
      <text:p text:style-name="P12">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2">Луна, сложив крылья, прыгнула головой вниз с платформы.</text:p>
      <text:p text:style-name="P12">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2">Мы уже летели над берегом, когда она молча опустилась на платформу и забилась в угол<text:span text:style-name="T23">, опустив голову на пол.</text:span></text:p>
      <text:p text:style-name="P12">Некоторое время мы летели молча. Потом из-под платформы послышался шорох и возня. Я лёг на пол и заглянул под платформу.</text:p>
      <text:p text:style-name="P12">Дискорд, ухватившись <text:span text:style-name="T2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2">Я ухватился за протянутую им лапу, а подошедшая Луна вцепилась зубами в его загривок и — оп-па! — мы таки втащили его на колесницу.</text:p>
      <text:p text:style-name="P12"><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12"><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12">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2">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2"><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2"><text:span text:style-name="T6">–</text:span> ТЫ!!! ТЫ!..</text:p>
      <text:p text:style-name="P12"><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12">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12">Дальнейший путь мы провели в молчании.</text:p>
      <text:p text:style-name="P12"/>
      <text:h text:style-name="Heading_20_2" text:outline-level="2"><text:soft-page-break/><text:span text:style-name="T6">3. </text:span>Кантерлот</text:h>
      <text:p text:style-name="P68">Музыка медленная, фэнтезийная, средневековая, изысканая, дворцовая (стиль Dire Straits “Coyote”)</text:p>
      <text:p text:style-name="P9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8"/>
      <text:p text:style-name="P26">Глава IV. Пределы магии</text:p>
      <text:p text:style-name="P25"/>
      <text:p text:style-name="P26">Вашему покорному слуге известны четыре предела магии: </text:p>
      <text:list xml:id="list4393745676558329650" text:style-name="L4">
        <text:list-item>
          <text:p text:style-name="P12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112">– <text:span text:style-name="T1">Восемь, о учитель!</text:span></text:p><text:p text:style-name="P112">– Отлично. Надиктую ещё две и сбегаешь за кофе.</text:p></text:note-body></text:note></text:span></text:p>
        </text:list-item>
      </text:list>
      <text:p text:style-name="P14"/>
      <text:p text:style-name="P18">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3">– Разве что один бит. Серебряный.</text:p>
      <text:p text:style-name="P66"><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66"><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23">В погоне за ней я чуть не открыл лбом дубовые ворота — серебряшка прокатилась прямо под ними.</text:p>
      <text:p text:style-name="P1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8">Я приоткрыл створку.</text:p>
      <text:p text:style-name="P2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3">– Макс. – <text:s/>отрекомендовался я. – <text:s/>Человек.</text:p>
      <text:p text:style-name="P2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8">Рядом с ним в ангаре на двух домкратах покоилась старая знакомая <text:span text:style-name="T6">— королевская колымага, на </text:span><text:soft-page-break/><text:span text:style-name="T6">которой я прибыл в Кантерлот. Уцелевшее заднее колесо с обломком оси лежало тут же, посреди небольшого мощёного дворика.</text:span></text:p>
      <text:p text:style-name="P2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3">– К сожалению, не слышал. Я тут недавно.</text:p>
      <text:p text:style-name="P2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3">– Я вижу вас. – честно признался я.</text:p>
      <text:p text:style-name="P23">–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3">– Вы говорили, что королевские кареты делали три мастерских…</text:p>
      <text:p text:style-name="P2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23">Норф строго посмотрел на меня поверх очков.</text:p>
      <text:p text:style-name="P2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3">Единорог с силой крутанул колесо. Оно беззвучно завертелось, превратившись в серый размытый диск.</text:p>
      <text:p text:style-name="P2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3">Норф пошёл к сараю, стоявшему у задней стены дворика. На полпути он обернулся.</text:p>
      <text:p text:style-name="P23">– Не могли бы вы помочь мне вон с тем домкратом? А то склероз замучал, а бегать туда-сюда уже малость трудновато.</text:p>
      <text:p text:style-name="P23">Распахнув ветхие ворота сарайчика, он картинно вскинул копыто.</text:p>
      <text:p text:style-name="P23">– “Королева Лорен ”! Встречайте!</text:p>
      <text:p text:style-name="P2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23">Норф заговорщицки подмигнул мне.</text:p>
      <text:p text:style-name="P23"><text:soft-page-break/>–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повышенного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23">Норф любовно погладил обтекатель кареты и стал подымать её на домкрате.</text:p>
      <text:p text:style-name="P2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3">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3">– А вы, как я вижу, королевский гость? – Норф кивнул на ворот рубашки с закрепённой клипсой-пропуском. – Могу я вас попросить об одном одолжении?</text:p>
      <text:p text:style-name="P23">– Да пожалуйста!</text:p>
      <text:p text:style-name="P23">– Подождите минутку, я сейчас.</text:p>
      <text:p text:style-name="P23">Норф закончил монтаж колеса и скрылся в небольшом домике в глубине двора.</text:p>
      <text:p text:style-name="P2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3">Я торопливо отошёл к воротам. Норф как раз вышел из дома с маленькой деревянной коробочкой красного цвета.</text:p>
      <text:p text:style-name="P2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23">– Не забуду. – пообещал я.</text:p>
      <text:p text:style-name="P23"/>
      <text:h text:style-name="Heading_20_2" text:outline-level="2"><text:span text:style-name="T6">4. </text:span>Библиотека</text:h>
      <text:p text:style-name="P24">&lt;<text:span text:style-name="T31">Mike Oldfield – Tres Lunas ”To Be Free” (Radio Edit)</text:span>&gt;</text:p>
      <text:p text:style-name="P26">Глава VI. Основы</text:p>
      <text:p text:style-name="P26"/>
      <text:p text:style-name="P2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2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6"><text:soft-page-break/>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1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45">На книгу упала тень.</text:p>
      <text:p text:style-name="P47">– Эй, нельзя ли не заслонять …</text:p>
      <text:p text:style-name="P47">Я поперхнулся словом, упёршись носом в покрытую белой шерстью грудь. Селестия оступила, извиняясь.</text:p>
      <text:p text:style-name="P47">–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7">– Эээ…</text:p>
      <text:p text:style-name="P4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7">Она потянулась за спину, сжала зубами зажим, и, после негромкого щелчка, экзоскелет “разошёлся” в стороны.</text:p>
      <text:p text:style-name="P47">– Вот, так лучше. – улыбнулась она, вышагивая из него. – Доктор Плантаго Майор был уверен, что я не дотянусь до замка.</text:p>
      <text:p text:style-name="P47">– Насколько я знаю, тебе было прописано два месяца постельного режима. Сейчас и недели не прошло...</text:p>
      <text:p text:style-name="P47">–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 А по-моему, ты не…</text:p>
      <text:p text:style-name="P45"><text:span text:style-name="T7">– Так, я попрошу! – перебила меня венценосная кобыла. – Давай, ты не будешь лезть в мои дела, а я не буду</text:span><text:span text:style-name="T4">… эээ… ммм…</text:span></text:p>
      <text:p text:style-name="P49">– Не будешь что?</text:p>
      <text:p text:style-name="P51">Селестия нахмурилась и приняла грозный вид.</text:p>
      <text:p text:style-name="P51"><text:span text:style-name="T6">– </text:span>Не забывай, человек, я — могущественный маг и правитель Эквестрии. Ко мне нужно относиться с <text:soft-page-break/>должным уважением!</text:p>
      <text:p text:style-name="P51"><text:span text:style-name="T6">– </text:span>А то что? Превратишь в жабу? Сошлёшь на Луну? Убьёшь нахер?</text:p>
      <text:p text:style-name="P51">Аликорница сникла. Уши её опустились.</text:p>
      <text:p text:style-name="P51"><text:span text:style-name="T6">– </text:span>Макс, не надо... Ты же знаешь, я этого не сделаю.</text:p>
      <text:p text:style-name="P51"><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1"><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51"><text:span text:style-name="T6">Аликорница уселась н</text:span>а пол <text:span text:style-name="T6">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1"><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51"><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6">– </text:span>Вот, читай отсюда. <text:span text:style-name="T6">– а</text:span>ликорница подчеркнула абзац копытом.</text:p>
      <text:p text:style-name="P51"/>
      <text:p text:style-name="P56">***</text:p>
      <text:p text:style-name="P56"/>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51"/>
      <text:p text:style-name="P51">&lt;<text:span text:style-name="T15">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text:soft-page-break/></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Кентаврячьи яйца! Они нашли меня!</text:p>
      <text:p text:style-name="P4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9">– <text:s/>Давай я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9">–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9"><text:span text:style-name="T1">– Занавес. </text:span>– <text:s/><text:span text:style-name="T1">подытожил я.</text:span></text:p>
      <text:p text:style-name="P49"/>
      <text:h text:style-name="P135" text:outline-level="2"><text:span text:style-name="T6">5. </text:span>Индиго</text:h>
      <text:p text:style-name="P49"/>
      <text:p text:style-name="P4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text:soft-page-break/>–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6">***</text:p>
      <text:p text:style-name="P51">&lt;<text:span text:style-name="T31">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text:soft-page-break/>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по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Ишь ты!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text:soft-page-break/></text:p>
      <text:h text:style-name="Heading_20_2" text:outline-level="2"><text:span text:style-name="T6">6. </text:span><text:span text:style-name="T8">Стыд</text:span></text:h>
      <text:p text:style-name="P51"/>
      <text:p text:style-name="P62">~~~ Завтра на семь в библиотеке ~~~</text:p>
      <text:p text:style-name="P62"/>
      <text:p text:style-name="P51">–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е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51">Я посмотрел на часы. До семи оставалось двадцать минут — как раз, чтоб успеть дойти до библиотеки.</text:p>
      <text:p text:style-name="P51">– На сегодня довольно. Я ж вижу, ты торопишься. – заметил Норф.</text:p>
      <text:p text:style-name="P5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саквояж и сунул его в рюкзак.</text:p>
      <text:p text:style-name="P51">– Завтра будешь? – спросил Норф.</text:p>
      <text:p text:style-name="P51">– В то же время. – подтвердил я.</text:p>
      <text:p text:style-name="P51"/>
      <text:p text:style-name="P56">***</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text:soft-page-break/>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32">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51">Взобравшись на боевой ход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5">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text:span text:style-name="T36">летунов</text:span> получалось управлять движением облака. Они гнали тучу невидимыми силовыми полями, словно овчарки отару овец, <text:span text:style-name="T35">успевая при этом кувыркаться и делать пируэты с весёлым визгом</text:span>.</text:p>
      <text:p text:style-name="P54">– <text:span text:style-name="T35">Прошлогодний выпуск. – заметила Селестия. – Отличная работа, хотя жеребячливости хватает. Что неудивительно, учитывая их возраст.</text:span></text:p>
      <text:p text:style-name="P53">– Здорово у них получается! Слаженность просто фантастическая! <text:s/>– вырвалось у меня. – <text:span text:style-name="T33">Хотел бы я летать, как они! Везёт же вам, крылатым! То, о чём люди только мечтают, доступно вам с рождения. </text:span>Интересно, легко ли учиться в лётной школе? Какой процент учеников отсеивается в итоге?<text:span text:style-name="T15"> </text:span><text:span text:style-name="T35">И вообще, зачем вам учиться летать, если вы и так это умеете с рождения?</text:span></text:p>
      <text:p text:style-name="P51">– Ты меня совсем не слушал, Макс. – мягко пожурила меня аликорница. – Именно про лётную школу я рассказывала тебе несколько минут назад. <text:span text:style-name="T34">Всё не так уж радужно. С прошлогодним выпуском у нас были большие проблемы.</text:span></text:p>
      <text:p text:style-name="P57">Пегасы, <text:span text:style-name="T33">закончив работу</text:span>, устроили между собой шуточн<text:span text:style-name="T33">ую</text:span> <text:span text:style-name="T33">борьбу</text:span>. Два жеребца, схватив за <text:span text:style-name="T33">передние и задние ноги</text:span> кобылку <text:span text:style-name="T40">и</text:span> завертели её в воздушном водовороте и, раскрутив <text:span text:style-name="T35">как следует</text:span>, отпустили. <text:span text:style-name="T33">Она этаким «живым вертолётом» врезалась в остатки облака и пропахала в нём широкую борозду. Даже до нас донёсся её смех.</text:span></text:p>
      <text:p text:style-name="P54">– <text:span text:style-name="T35">Проблемы? Что за проблемы? Извини, я таки прослушал.</text:span></text:p>
      <text:p text:style-name="P58">Линия горизонта немного <text:span text:style-name="T41">пошатнулась</text:span>. Чтобы не кружилась голова, я <text:span text:style-name="T38">сделал шаг </text:span>от края. <text:span text:style-name="T37">Аликорница </text:span>раскрыла крылья, <text:span text:style-name="T38">проветривая перья</text:span>. <text:span text:style-name="T38">Её грива золотилась и играла живой радугой в лучах заходящего солнца.</text:span></text:p>
      <text:p text:style-name="P55">– Когда твоя жизнь длится тысячи лет, начинаешь тонко чувствовать <text:span text:style-name="T47">гармонию мира</text:span>. – <text:span text:style-name="T38">начала она.</text:span></text:p>
      <text:p text:style-name="P54"/>
      <text:h text:style-name="Heading_20_2" text:outline-level="2">8. Нелетающие пегасы</text:h>
      <text:p text:style-name="P59"/>
      <text:p text:style-name="P5"><text:soft-page-break/>...Когда твоя жизнь длится тысячи лет, начинаешь тонко чувствовать <text:span text:style-name="T46">гармонию мира</text:span>. Сильно упрощая, это когда за весной должно следовать лето, за летом <text:span text:style-name="T25">—</text:span> осень, за осенью <text:span text:style-name="T25">—</text:span> зима. <text:s/><text:span text:style-name="T42">Если пошёл дождь, должно быть мокро, если выпал снег </text:span><text:span text:style-name="T26">—</text:span><text:span text:style-name="T42"> холодно.</text:span> <text:span text:style-name="T42">События должны следовать естественным ходом, вещи должны случаться как должно. И это правильно, на том стоит мироздание.</text:span></text:p>
      <text:p text:style-name="P6"><text:span text:style-name="T43">Т</text:span>ак же <text:span text:style-name="T44">тонко</text:span> начинаешь замечать отклонения от <text:span text:style-name="T43">естественного</text:span> порядка. <text:span text:style-name="T45">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span></text:p>
      <text:p text:style-name="P7">И когда <text:span text:style-name="T49">докладчик</text:span>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7">Гонец рассказыва<text:span text:style-name="T48">л о</text:span>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text:span text:style-name="T48">пятьдесят шесть</text:span> жереб<text:span text:style-name="T50">ят</text:span> последнего выпуска успешно сдали лётные экзамены. В воскресенье <text:span text:style-name="T48">лётная академия</text:span> Вондерболтов отберёт лучших <text:span text:style-name="T50">кандидатов</text:span> для совершенствования лётного мастерства…”.</text:p>
      <text:p text:style-name="P4"><text:span text:style-name="T6">–</text:span> Постой, постой, <text:span text:style-name="T6">–</text:span> я попыталась удержать ускользающую тень сомнения. <text:span text:style-name="T6">–</text:span> Ты, кажется, говорил о <text:span text:style-name="T48">пятидесяти шести</text:span> жеребятах <text:span text:style-name="T48">последнего выпуска лётной школы</text:span>, сдавших выпускные экзамены? <text:span text:style-name="T48">Но, насколько я знаю, набор состоит из шестидесяти четырёх. Куда делись ещё восемь?</text:span></text:p>
      <text:p text:style-name="P70">Пегас запнулся. <text:span text:style-name="T49">Через мгновение он отчеканил:</text:span></text:p>
      <text:p text:style-name="P8"><text:span text:style-name="T9">–</text:span><text:span text:style-name="T48"> Восемь</text:span> жеребят не сдали экзамен<text:span text:style-name="T50">ы</text:span> по состоянию здоровья.</text:p>
      <text:p text:style-name="P71">От меня не укрылось то, как он судорожно сглотнул перед ответом.</text:p>
      <text:p text:style-name="P72"><text:span text:style-name="T9">–</text:span><text:span text:style-name="T48"> По состоянию здоровья? </text:span><text:span text:style-name="T9">–</text:span><text:span text:style-name="T48"> переспросила я, не спуская с него взгяд.</text:span></text:p>
      <text:p text:style-name="P4"><text:span text:style-name="T6">–</text:span> Да, Ваше Высочество, <text:span text:style-name="T6">–</text:span> гонец потупил взгляд, глаза его забегали, <text:span text:style-name="T6">–</text:span> по состоянию здоровья.</text:p>
      <text:p text:style-name="P41">У <text:span text:style-name="T52">пегаса</text:span> начало дергаться веко. <text:span text:style-name="T51">Пегас сжал зубы и уставился на кончик своего носа. Дёрганье прекратилось.</text:span></text:p>
      <text:p text:style-name="P73">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4"><text:span text:style-name="T6">–</text:span> Какая болезнь посетила Клаудсдейл, что целых два крыла жеребят пропустили экзамены?</text:p>
      <text:p text:style-name="P74">От моего невинного вопроса, заданного максимально <text:span text:style-name="T55">дружелюбным</text:span> тоном, пегас <text:span text:style-name="T59">съёжился</text:span> и попытался спрятать голову между крыль<text:span text:style-name="T59">ев</text:span>. Мне это нравилось всё меньше.</text:p>
      <text:p text:style-name="P4"><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4"><text:span text:style-name="T6">–</text:span> Сами <text:span text:style-name="T6">—</text:span> что? <text:span text:style-name="T6">–</text:span> Я постепенно начала понимать причину смущения гонца.</text:p>
      <text:p text:style-name="P4"><text:span text:style-name="T6">–</text:span> Сами… эээ… вроде как… ну… отказались…</text:p>
      <text:p text:style-name="P4">Пегас понурил голову и пытался протереть копытом пол.</text:p>
      <text:p text:style-name="P4">Я, <text:span text:style-name="T53">наконец,</text:span> всё поняла. Для пегаса смысл жизни <text:span text:style-name="T6">—</text:span> в возможности летать. И добровольно отказаться от полётов для <text:span text:style-name="T60">него</text:span>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75">Чувство неестественности происходящего <text:span text:style-name="T54">загорелось тревожной искоркой</text:span>. <text:span text:style-name="T54">А я слишком опытна, чтобы пропускать подобные сигналы.</text:span></text:p>
      <text:p text:style-name="P4"><text:span text:style-name="T6">–</text:span> Пригласи этих жеребят во дворец. Я хочу поговорить с ними.</text:p>
      <text:p text:style-name="P4">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4">Жеребята пегасов отказываются летать? Это <text:span text:style-name="T56">неправильно</text:span>.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128">***</text:p>
      <text:p text:style-name="P4"><text:span text:style-name="T6"/></text:p>
      <text:p text:style-name="P129"><text:span text:style-name="T6">Семь жеребят-подростков стояли передо мною с отсутствующим видом.</text:span></text:p>
      <text:p text:style-name="P129"><text:span text:style-name="T6">– Представьтесь перед вашей принцессой! – шикнул на них сопровождающий стражник.</text:span></text:p>
      <text:p text:style-name="P129"><text:span text:style-name="T6">Жеребята встрепенулись.</text:span></text:p>
      <text:p text:style-name="P4"><text:span text:style-name="T6">– </text:span>Добрый день, Ваше Высочество! <text:span text:style-name="T6">–</text:span> склонились <text:span text:style-name="T65">они </text:span>в поклоне. <text:span text:style-name="T66">После некоторого перешёптывания, они всё же назвались по очереди.</text:span></text:p>
      <text:p text:style-name="P4"><text:span text:style-name="T6">–</text:span> А где восьмой? <text:span text:style-name="T6">–</text:span> удивилась я. <text:span text:style-name="T6">–</text:span> Мне сказали, вас было восемь. Восемь отказавшихся летать.</text:p>
      <text:p text:style-name="P4"><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77">Все <text:span text:style-name="T67">подростки</text:span>, за исключением одно<text:span text:style-name="T59">го</text:span>, были <text:span text:style-name="T57">в</text:span> нормальной кондиции. Одна кобылка немного задержалась в физическом развитии и была ниже других. Впрочем, полётам это не должно было мешать, хотя в <text:span text:style-name="T58">академию</text:span> Вондерболтов ей, скорее всего, путь заказан. <text:span text:style-name="T61">Самый старший жеребёнок уже имел вполне сформировавшиеся маховые перья. Скорее всего, его отдали в школу на год позже остальных.</text:span></text:p>
      <text:p text:style-name="P9"><text:span text:style-name="T6">–</text:span> Успокойтесь, <text:span text:style-name="T6">–</text:span> я погладила <text:span text:style-name="T1">крылом </text:span><text:span text:style-name="T5">самую маленькую</text:span> по голове. <text:span text:style-name="T1">–</text:span> Я вас пригласила сюда вовсе не для наказания. <text:span text:style-name="T63">М</text:span>не <text:span text:style-name="T63">нужно знать </text:span>причину, по которой вы отказались сдавать лётные экзамены. Ведь это самое важное событие в жизни молодого пегаса! Вся <text:span text:style-name="T58">ваша</text:span> последующая карьера зависит от этого экзамена. <text:span text:style-name="T58">Вам крайне трудно будет найти работу без диплома об окончании лётной школы. И то, что вы всё же сможете найти без него, не принесёт вам радости. </text:span><text:span text:style-name="T10">–</text:span><text:span text:style-name="T58"> я вспомнила тех несчастных, потерявших способность летать пегасов, что работали дворниками и продавцами газет в Мэйнхэттене. Некоторые вообще предпочитали смерть бескрылой жизни.</text:span></text:p>
      <text:p text:style-name="P4">Наступило молчание. Жеребята переминались с ноги на ногу <text:span text:style-name="T67">и</text:span> прятали глаза.</text:p>
      <text:p text:style-name="P4"><text:span text:style-name="T1">– </text:span>Ну, это… <text:span text:style-name="T1">–</text:span> шмыгнул старший. <text:span text:style-name="T1">–</text:span> Не знаю, как другие, а я накануне потянул крыло.</text:p>
      <text:p text:style-name="P4"><text:span text:style-name="T1">–</text:span> А я простудилась.</text:p>
      <text:p text:style-name="P4"><text:span text:style-name="T1">–</text:span> А я отравился болиголовом.</text:p>
      <text:p text:style-name="P4"><text:span text:style-name="T1">–</text:span> А я…</text:p>
      <text:p text:style-name="P4">Семь схожих объяснений прозвучало в унисон. Самое смешное было у маленькой <text:s/>пегаски.</text:p>
      <text:p text:style-name="P4"><text:span text:style-name="T1">–</text:span> У тебя болел зуб и ты отказалась летать? <text:span text:style-name="T1">–</text:span> <text:span text:style-name="T62">я</text:span> обвела жеребят долгим взглядом.</text:p>
      <text:p text:style-name="P78">Они всё ещё боятся. <text:span text:style-name="T64">Несмотря на их делано-спокойный вид, я буквально вижу страх, оплёвший их души сизыми щупальцами. Обычно испуганные дети ищут защиты у взрослых. Эти же жеребята держатся отчуждённо, как будто закрывшись от внешнего мира. Я такое встречала в Кристальной империи, когда там властвовал Сомбра. Но здесь и сейчас???</text:span></text:p>
      <text:p text:style-name="P4"><text:span text:style-name="T1">–</text:span> Оставь нас, Кимеринн, <text:span text:style-name="T1">–</text:span> я махнула стражнику. Тот вышел, тихо затворив за собой дверь.</text:p>
      <text:p text:style-name="P127"><text:span text:style-name="T1">–</text:span> Ну, дорогие мои, теперь расскажите своей принцессе правду. Ваша ложь меня очень расстраивает.</text:p>
      <text:p text:style-name="P4">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4"><text:span text:style-name="T1">–</text:span> Ну же, Бинки, расскажи, что у тебя стряслось? Не бойся <text:span text:style-name="T68">меня, пожалуйста</text:span>…</text:p>
      <text:p text:style-name="P4"><text:span text:style-name="T1">–</text:span> А-а-а-а-а-а я-а-а-а-а бо-<text:span text:style-name="T68">о-о-</text:span>ю-у-у-у-у-усь! <text:span text:style-name="T1">–</text:span> <text:span text:style-name="T68">простонала</text:span> Бинки Софтмэйн, прикрыв голову копытцами.</text:p>
      <text:p text:style-name="P4"><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4"><text:soft-page-break/><text:span text:style-name="T1">–</text:span> Не-е-е-е-ет! <text:span text:style-name="T68">Я не тебя боюсь! </text:span>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4"/>
      <text:p text:style-name="P4"/>
      <text:p text:style-name="P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text:span text:style-name="T1">–</text:span> И я!</text:p>
      <text:p text:style-name="P3"><text:span text:style-name="T1">– </text:span>И я тоже!</text:p>
      <text:p text:style-name="P3">Жеребята один за другим подтвердили то же самое.</text:p>
      <text:p text:style-name="P3">На этот раз они не лгали. Я не могла поверить в это, но сейчас они говорили от души.</text:p>
      <text:p text:style-name="P3"><text:span text:style-name="T1">–</text:span> Кто рассказал вам это? Эту… ложь?</text:p>
      <text:p text:style-name="P3"><text:span text:style-name="T1">–</text:span> Никто. Просто знаю. <text:span text:style-name="T1">–</text:span> Старший жеребёнок упрямо уставился в пол.</text:p>
      <text:p text:style-name="P3"><text:span text:style-name="T6">–</text:span> И я.</text:p>
      <text:p text:style-name="P3"><text:span text:style-name="T6">–</text:span> И я тоже.</text:p>
      <text:p text:style-name="P3"><text:span text:style-name="T6">–</text:span> И я-а-а-а-а-а!</text:p>
      <text:p text:style-name="P3">Это было какое-то сумасшествие! Фабрика, перерабатывающая не сдавших лётные экзамены жеребят на радугу… Он искренне в это верили.</text:p>
      <text:p text:style-name="P60">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61"/>
      <text:p text:style-name="P61"/>
      <text:p text:style-name="P61"/>
      <text:p text:style-name="P61"/>
      <text:p text:style-name="P61"/>
      <text:p text:style-name="P51">&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51"/>
      <text:p text:style-name="P51"/>
      <text:p text:style-name="P52">Откуда-то с окраины парка донёсся еле слышный вопль:</text:p>
      <text:p text:style-name="P52">– Индиго-о-о! Индиго-о-о-о! Домой!! Где эта несносная кобылка?!</text:p>
      <text:p text:style-name="P52">Я вспомнил утреннюю встречу.</text:p>
      <text:p text:style-name="P52">– У меня к тебе просьба от одной весьма бойкой особы.</text:p>
      <text:p text:style-name="P52">– Да? – отвлеклась от мрачных дум аликорница.</text:p>
      <text:p text:style-name="P52">– Некая Индиго Мэдтроттер просила тебя найти её подружку, Шейлу Блюскай. Якобы, она пропала.</text:p>
      <text:p text:style-name="P52">– Шейла? – Селестия тёрла копытом висок, старалась освежить память. – Да-да, помню её.</text:p>
      <text:p text:style-name="P52"/>
      <text:p text:style-name="P52"/>
      <text:p text:style-name="P52"><text:soft-page-break/>&lt;Индиго Мэдтроттер утратила Шейлу Блюскай. Селестия вспоминает эпизод с Шейлой.&gt;</text:p>
      <text:p text:style-name="P52"/>
      <text:p text:style-name="P52">&lt;<text:span text:style-name="T15">(после 34:</text:span></text:p>
      <text:p text:style-name="P40">← Не понял? А что это, если не любовь?</text:p>
      <text:p text:style-name="P40">- Мааакс! - мягко произнесла аликорница. - Аликорны не могут любить. Я же тебе рассказывала прямо перед этим. Думала, ты поймёшь...</text:p>
      <text:p text:style-name="P40">– Охренеть! А зачем ты завела отношения со мной? Тебе жеребцов из дворцовой стражи не хватает? Свежачка захотелось? </text:p>
      <text:p text:style-name="P13"><text:span text:style-name="T19">–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7"> когда ты обблевал тебе копыто - т</text:span><text:span text:style-name="T18">ы стоял тогда такой жалкий, обблёванный, беспомощный, - но всё равно старался помочь мне. Это было так трогательно... </text:span></text:p>
      <text:p text:style-name="P40">– Тьфу!</text:p>
      <text:p text:style-name="P52"><text:span text:style-name="T15">– <text:s/>Мне очень жаль...</text:span>&gt;</text:p>
      <text:p text:style-name="P52"/>
      <text:p text:style-name="P50"><text:span text:style-name="T1">&lt;</text:span>сюжеты из 1001 ночи<text:span text:style-name="T1">&gt;</text:span></text:p>
      <text:p text:style-name="P52"/>
      <text:p text:style-name="P52">&lt;Упоминание Стар Свирлом элементов гармонии&gt;</text:p>
      <text:p text:style-name="P63">&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3"><text:span text:style-name="T39">Селестия снится Максу сгорающей — и после этого она исчезает из Эквестрии. При этом она успевает сказать Максу, что она его...</text:span>&gt;</text:p>
      <text:p text:style-name="P48"/>
      <text:p text:style-name="P46"/>
      <text:p text:style-name="P2">Дверь в библиотеку открылась и внутрь заглянул стражник из внутренней стражи.</text:p>
      <text:p text:style-name="P2"><text:span text:style-name="T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6">–</text:span> Уже иду. Где я могу её найти?</text:p>
      <text:p text:style-name="P2"><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text:soft-page-break/>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6">–</text:span> Её высочество у себя в покоях. Проходите.</text:p>
      <text:p text:style-name="P2"><text:span text:style-name="T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6">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5">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21">&lt;<text:span text:style-name="T16">После секса, Селестия отказывает Максу в аудиенции (стыдится?). Только перед его отъездом из Кантерлота она прощается с ним</text:span>&gt;</text:p>
      <text:p text:style-name="P38"/>
      <text:p text:style-name="P11">***</text:p>
      <text:p text:style-name="P21"/>
      <text:p text:style-name="P2"><text:span text:style-name="T6">&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21"/>
      <text:h text:style-name="P137" text:outline-level="2">Рассказ Селестии <text:span text:style-name="T15">(“1001 ночь”)</text:span></text:h>
      <text:p text:style-name="P14"/>
      <text:p text:style-name="P21"><text:soft-page-break/></text:p>
      <text:p text:style-name="P2"/>
      <text:h text:style-name="P137"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5"><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2"/>
      <text:p text:style-name="P2"><text:span text:style-name="T6">–</text:span> И что же, те жеребята перестали бояться экзаменов?</text:p>
      <text:p text:style-name="P2"><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text:soft-page-break/>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h text:style-name="P137" text:outline-level="2">Рейд пони-рэйнджеров</text:h>
      <text:p text:style-name="P76">&lt;Магия изо всех окраин Эквестрии бежит к её центру — в Вечнодикий лес&gt;</text:p>
      <text:p text:style-name="P33">(леденящий душу триллер, музыка тревожная)</text:p>
      <text:p text:style-name="P13">&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oft-page-break/><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11">***</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4">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11">***</text:p>
      <text:p text:style-name="P2"><text:span text:style-name="T6">&lt;</text:span><text:span text:style-name="T16">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5">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text:soft-page-break/>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11">***</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5">???</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oft-page-break/><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37"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5">гидрорысью</text:span><text:span text:style-name="T6">&gt;</text:span> и нападением <text:span text:style-name="T6">&lt;</text:span><text:span text:style-name="T15">тентаклиан</text:span><text:span text:style-name="T6">&gt;</text:span> казался мне ещё опаснее. А если этот <text:soft-page-break/>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5">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1">***</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1">***</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oft-page-break/><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7" text:outline-level="2">Продолжение ЛСД-чаепития</text:h>
      <text:p text:style-name="P2"/>
      <text:p text:style-name="P2"><text:soft-page-break/><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oft-page-break/><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15">34 - утерянная глава </text:span><text:span text:style-name="T6">&gt;</text:span></text:p>
      <text:p text:style-name="P2"><text:span text:style-name="T6">&lt;</text:span><text:span text:style-name="T15">34 с Селестией - забытая глава - утерянная память под воздействием порошка из надкрыльев </text:span><text:soft-page-break/><text:span text:style-name="T15">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37" text:outline-level="2">В библиотеке замка Селестии</text:h>
      <text:p text:style-name="P98"/>
      <text:p text:style-name="P3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5">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5">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5">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16">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text:soft-page-break/>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6">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9">–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9">– Куда проваливаться? – не понял я</text:p>
      <text:p text:style-name="P39"><text:soft-page-break/>– Они не знают. В тех провалах не видно дна...</text:p>
      <text:p text:style-name="P2"/>
      <text:h text:style-name="P137"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11">***</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text:soft-page-break/>ним виделись пару раз в Кантерлоте). Ты как, не ушиблась? <text:span text:style-name="T6">–</text:span> Дракончик повернулся к единорожке <text:span text:style-name="T6">&lt;</text:span><text:span text:style-name="T16">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6">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text:soft-page-break/>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21"/>
      <text:p text:style-name="P2"><text:span text:style-name="T6">&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21"/>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3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text:soft-page-break/>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text:soft-page-break/>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7" text:outline-level="2">Первый сеанс двойного сна. Рэрити</text:h>
      <text:p text:style-name="P2"/>
      <text:p text:style-name="P2"><text:span text:style-name="T6">&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text:soft-page-break/>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7" text:outline-level="2">Сон Макса</text:h>
      <text:p text:style-name="P98"/>
      <text:p text:style-name="P2"><text:span text:style-name="T6">&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5">...Рэйнбоу Дэш на негнущихся ногах прошла к матрасу и нависла надо мной. Нахмурившись, она <text:soft-page-break/>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5"><text:span text:style-name="T6">–</text:span> Готова, <text:span text:style-name="T6">–</text:span> процедила она.</text:p>
      <text:p text:style-name="P35">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5">Эгрегор Эквестрии </text:span><text:span text:style-name="T17">—</text:span><text:span text:style-name="T15"> Селестия </text:span><text:span text:style-name="T17">—</text:span><text:span text:style-name="T15"> на кончике главного рога Анакорна</text:span><text:span text:style-name="T6">&gt;</text:span></text:p>
      <text:p text:style-name="P11">***</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8"/>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3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6">&gt;</text:span></text:p>
      <text:p text:style-name="P2"/>
      <text:h text:style-name="P13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oft-page-break/><text:span text:style-name="T6">–</text:span> Договорились, Дэш. Так куда мы идём?</text:p>
      <text:p text:style-name="P2"><text:span text:style-name="T6">–</text:span> К <text:span text:style-name="T6">&lt;</text:span><text:span text:style-name="T15">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text:soft-page-break/>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5">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7">–</text:span><text:span text:style-name="T15"> Пинки? </text:span><text:span text:style-name="T17">–</text:span><text:span text:style-name="T15"> Дэш сморщила нос. </text:span><text:span text:style-name="T17">–</text:span><text:span text:style-name="T15"> Я скажу ей, чтоб больше не </text:span><text:span text:style-name="T17">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text:soft-page-break/>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5">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oft-page-break/><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5">Аликорны </text:span><text:span text:style-name="T17">—</text:span><text:span text:style-name="T15"> элементали. Они воплощают в себе какую-либо сторону чаяний и настроений сообщества пони. Анакорн </text:span><text:span text:style-name="T17">—</text:span><text:span text:style-name="T15"> супераликорн, элементаль всего мира</text:span><text:span text:style-name="T6">&gt;</text:span></text:p>
      <text:p text:style-name="P21"/>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text:soft-page-break/>Флаттершай, когда её попросили спеть на празднике <text:span text:style-name="T6">&lt;</text:span><text:span text:style-name="T17">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text:soft-page-break/>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11">***</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5">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3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7">—</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7">—</text:span><text:span text:style-name="T15"> Селестия. Рэрити </text:span><text:span text:style-name="T17">—</text:span><text:span text:style-name="T15"> без очереди (у неё </text:span><text:span text:style-name="T17">—</text:span><text:span text:style-name="T15"> билет-пропуск от Индрэ).</text:span></text:p>
      <text:p text:style-name="P2"><text:span text:style-name="T15">Рэрити проснулась парнем, т.к. в Эквестрии </text:span><text:span text:style-name="T17">—</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11">***</text:p>
      <text:p text:style-name="P2"><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5">Влад рассказывает Максу о своём сне </text:span><text:span text:style-name="T17">—</text:span><text:span text:style-name="T15"> как он был поняхой, а потом проснулся в мире Терры</text:span><text:span text:style-name="T6">&gt;</text:span></text:p>
      <text:p text:style-name="P21"/>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5">согласовать с тем, что говорил Анакорн о Р/Д</text:span><text:span text:style-name="T6">&gt;</text:span>). </text:p>
      <text:p text:style-name="P2">Об этом Эгрегоре пишется в книге <text:span text:style-name="T6">&lt;</text:span><text:span text:style-name="T15">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1"><text:soft-page-break/></text:p>
      <text:p text:style-name="P2"><text:span text:style-name="T6">&lt;</text:span><text:span text:style-name="T15">обоснование сна для Р/Д. РД видит несколько вариантов историй с Mane6 </text:span><text:span text:style-name="T17">—</text:span><text:span text:style-name="T15"> и с собой + Леро </text:span><text:span text:style-name="T17">—</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5">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5">Кто следующий готов рассказывать?</text:span></text:p>
      <text:p text:style-name="P35">Пинки дёрнулась на месте, но промолчала.</text:p>
      <text:p text:style-name="P2"><text:span text:style-name="T17">–</text:span><text:span text:style-name="T15"> Я расскажу, - шагнула вперёд радужная пегаска. </text:span><text:span text:style-name="T17">–</text:span><text:span text:style-name="T15"> Хотя вряд ли ты узнаешь что-то полезное. Там галиматья какая-то…</text:span><text:span text:style-name="T6">&gt;</text:span></text:p>
      <text:p text:style-name="P2"/>
      <text:p text:style-name="P2"><text:span text:style-name="T6">&lt;</text:span><text:span text:style-name="T15">Сон РД:</text:span></text:p>
      <text:p text:style-name="P35">...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35">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3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7">—</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5"> Эгрегором Эквестрии. После чего пееренос на Землю на 10 лет назад. Начало написания “Последнего фанфика”.</text:span><text:span text:style-name="T6">&gt;</text:span></text:p>
      <text:p text:style-name="P21"/>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37" text:outline-level="2"><text:soft-page-break/>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6">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15">… В открывшемся шкафчике я увидел ряд вычурных бутылок и пузатых графинчиков. Их содержимое не вызывало у меня никаких сомнений.</text:span></text:p>
      <text:p text:style-name="P35"><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35"><text:span text:style-name="T6">–</text:span> А водку у вас принято пить?</text:p>
      <text:p text:style-name="P2"><text:span text:style-name="T17">–</text:span><text:span text:style-name="T15"> Некоторые употребляют. Но правительница Эквестрии, пьющая водку </text:span><text:span text:style-name="T16">—</text:span><text:span text:style-name="T15"> это уже черезчур. </text:span><text:span text:style-name="T17">–</text:span><text:span text:style-name="T15"> Засмеялась Селестия. </text:span><text:span text:style-name="T17">–</text:span><text:span text:style-name="T15">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7">“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7">“И волосы у него были длинные… И была шерсть на лице… Но глаза - глаза те же…”</text:p>
      <text:p text:style-name="P2">Макс повернулся к ней.</text:p>
      <text:p text:style-name="P2"><text:soft-page-break/><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7">“Леро! Его звали Леро!”</text:p>
      <text:p text:style-name="P2">Картинка перед глазами Дэш поплыла…</text:p>
      <text:p text:style-name="P2"/>
      <text:h text:style-name="P137"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37"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6">&gt;</text:span></text:p>
      <text:p text:style-name="P2"/>
      <text:h text:style-name="P137" text:outline-level="2">Четвёртый сон РД. Объединяющий</text:h>
      <text:p text:style-name="P2"/>
      <text:p text:style-name="P2"><text:soft-page-break/>Рэйнбоу Дэш встала и посмотрела на застывшее внизу тело.</text:p>
      <text:p text:style-name="P27">“Значит, всё. Вот как это бывает.”</text:p>
      <text:p text:style-name="P2">Она расправила левое крыло.</text:p>
      <text:p text:style-name="P2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6">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11">***</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oft-page-break/><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5">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5">добавить сочувствия</text:span><text:span text:style-name="T6">&gt;</text:span>.</text:p>
      <text:p text:style-name="P2"/>
      <text:p text:style-name="P2"><text:span text:style-name="T6">&lt;</text:span><text:span text:style-name="T15">После этого случая Тавйлайт решает прекратить сеансы двойного сна. Сеанса с ЭйДжей и Флатти не будет</text:span><text:span text:style-name="T6">&gt;</text:span></text:p>
      <text:p text:style-name="P2"/>
      <text:h text:style-name="P137" text:outline-level="2">Исчезновение Селестии</text:h>
      <text:p text:style-name="P35">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6">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6">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7" text:outline-level="2">Поиск решения</text:h>
      <text:p text:style-name="P98"/>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text:soft-page-break/>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1">***</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1"/>
      <text:p text:style-name="P2"><text:span text:style-name="T6">&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21"/>
      <text:p text:style-name="P2"><text:span text:style-name="T6">&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5"> Луна создаёт обратный коридор </text:span><text:soft-page-break/><text:span text:style-name="T15">в срок.</text:span><text:span text:style-name="T6">&gt;</text:span></text:p>
      <text:p text:style-name="P2"/>
      <text:h text:style-name="P13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6">Дуглас </text:span><text:span text:style-name="T17">—</text:span><text:span text:style-name="T16"> </text:span><text:span text:style-name="T17">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1"/>
      <text:p text:style-name="P2"><text:span text:style-name="T6">&lt;</text:span><text:span text:style-name="T15">высоко летать нельзя из-за молний</text:span><text:span text:style-name="T6">&gt;</text:span></text:p>
      <text:p text:style-name="P21"/>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5">двухмесячной</text:span><text:span text:style-name="T6">&gt;</text:span> давности осталось лишь направление движения.</text:p>
      <text:p text:style-name="P2">И опять, как <text:span text:style-name="T6">&lt;</text:span><text:span text:style-name="T15">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5">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11">***</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5">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3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11">***</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5">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oft-page-break/><text:span text:style-name="T6">&lt;\</text:span>Привет, Макс. Рад тебя видеть.</text:p>
      <text:p text:style-name="P27">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5">Не следует противопоставлять злу ещё большее зло - это только усилит его — </text:span><text:span text:style-name="T16">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5">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11">***</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5">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1"/>
      <text:p text:style-name="P2"><text:span text:style-name="T6">&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21"/>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7"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5">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5">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5">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5">пять</text:span><text:span text:style-name="T6">&gt;</text:span>длинную прореху в куртке, <text:span text:style-name="T6">&lt;</text:span><text:span text:style-name="T15">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5">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1">***</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5">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5">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5">улучшить</text:span><text:span text:style-name="T6">&gt;</text:span>. А тот случай, когда мне пришлось зашивать тебе куртку после нападения убийц <text:span text:style-name="T6">&lt;</text:span><text:span text:style-name="T15">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text:soft-page-break/>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7" text:outline-level="2">След?</text:h>
      <text:p text:style-name="P98"/>
      <text:p text:style-name="P2"><text:span text:style-name="T6">&lt;</text:span><text:span text:style-name="T15">сначала эпизод - проверка сумки в серверной</text:span><text:span text:style-name="T6">&gt;</text:span></text:p>
      <text:p text:style-name="P2"><text:span text:style-name="T6">&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5">“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text:soft-page-break/>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1"/>
      <text:p text:style-name="P2"><text:span text:style-name="T6">&lt;</text:span><text:span text:style-name="T15">расширить. Перед кафешкой - диалог с Флатти и ЭйДжей. Все думают, что наконец-то нашли Селестию. Все ликуют</text:span><text:span text:style-name="T6">&gt;</text:span></text:p>
      <text:p text:style-name="P21"/>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5">Расширить сцену в кафе. Ожидание, подьём и… падение ожиданий</text:span><text:span text:style-name="T6">&gt;</text:span></text:p>
      <text:p text:style-name="P2"/>
      <text:p text:style-name="P11">***</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5">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7" text:outline-level="2">Озарение</text:h>
      <text:p text:style-name="P2"/>
      <text:p text:style-name="P2"><text:soft-page-break/><text:span text:style-name="T6">&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83"/>
      <text:p text:style-name="P8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3"/>
      <text:p text:style-name="P80">Разговор не клеился.</text:p>
      <text:p text:style-name="P8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3"><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3"><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3"><text:span text:style-name="T6">– </text:span>Ну хорошо. Убедила. В конце-концов, можем поступить так. Вы с Флатти вернётесь обратно а я продолжу поиски здесь.</text:p>
      <text:p text:style-name="P83"><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83"><text:span text:style-name="T6">– </text:span>Вы можете связываться со мной раз в месяц по коридору.</text:p>
      <text:p text:style-name="P83"><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3"><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3">Эпплджек недоверчиво хмыкнула.</text:p>
      <text:p text:style-name="P83"><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3"><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83"><text:span text:style-name="T6">– </text:span>Конечно оставаться. Кто ещё, кроме нас, может найти её?</text:p>
      <text:p text:style-name="P83"><text:span text:style-name="T6">– </text:span>Я думал, ты не сможешь оставить Энджела и всех остальных надолго.</text:p>
      <text:p text:style-name="P83"><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8"><text:span text:style-name="T6">– </text:span>Извини, Флаттершай, забылся.</text:p>
      <text:p text:style-name="P88"><text:span text:style-name="T6">– </text:span>Та ладно, я ж не против, – возразила Эпплджек. – Не парься, Флатти. Было б хуже, если б он <text:s/>назвал меня Эпплджек на людях.</text:p>
      <text:p text:style-name="P88"><text:span text:style-name="T6">– </text:span>Ты так... – запнулась Флаттершай. – Так быстро забыла свою ферму. И...</text:p>
      <text:p text:style-name="P88"><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8"><text:span text:style-name="T6">– </text:span>Как ты можешь так говорить? – расплакалась Флаттершай.</text:p>
      <text:p text:style-name="P88"><text:span text:style-name="T6">– </text:span>Эй, девушки, не ссорьтесь! Мы — одна команда! И надеюсь, останемся ею и в дальнейшем. </text:p>
      <text:list xml:id="list8122688647199836147" text:style-name="L5">
        <text:list-header>
          <text:p text:style-name="P13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8"><text:span text:style-name="T6">– </text:span>А если нет? – Эпплджек смотрела мне мне прямо в глаза.</text:p>
      <text:list xml:id="list193011804431852" text:continue-numbering="true" text:style-name="L5">
        <text:list-header>
          <text:p text:style-name="P130">Я молча пожал плечами. Эпплджек уверенно продолжила.</text:p>
        </text:list-header>
      </text:list>
      <text:p text:style-name="P88"><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8"><text:span text:style-name="T6">– </text:span>Спасибо, ЭйДжей.</text:p>
      <text:p text:style-name="P88"><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010241867273" text:continue-numbering="true" text:style-name="L5">
        <text:list-header>
          <text:p text:style-name="P130">Флаттершай пробормотала нечто, показавшееся мне знакомым.</text:p>
        </text:list-header>
      </text:list>
      <text:p text:style-name="P88"><text:span text:style-name="T6">– </text:span>Флатти, ты что-то сказала? Я не расслышал.</text:p>
      <text:p text:style-name="P88"><text:span text:style-name="T6">– </text:span>Намерение Изменяет Реальность.</text:p>
      <text:p text:style-name="P88"><text:span text:style-name="T6">– </text:span>Эээ. А где ты слышала эту фразу, если не секрет?</text:p>
      <text:p text:style-name="P88"><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010449768980" text:continue-numbering="true" text:style-name="L5">
        <text:list-header>
          <text:p text:style-name="P130">У меня как будто вспыхнула лампочка в мозгу. Кирпичики быстро выстраивались в целостную картину. Я ринулся в прихожую.</text:p>
        </text:list-header>
      </text:list>
      <text:p text:style-name="P88"><text:span text:style-name="T6">– </text:span>Флатти, ЭйДжей, буду через час. Ждите!</text:p>
      <text:p text:style-name="P83"/>
      <text:h text:style-name="P136" text:outline-level="2">Почти.</text:h>
      <text:p text:style-name="P96"/>
      <text:p text:style-name="P88">В офисе меня встретил лыбящийся Стас.</text:p>
      <text:p text:style-name="P8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8">Я уставился на Стаса и он, захлёбываясь от торопливости, начал <text:span text:style-name="T6">расказывать</text:span>.</text:p>
      <text:p text:style-name="P88"><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8">– Ты его уничтожил?</text:p>
      <text:p text:style-name="P88">– Кого?</text:p>
      <text:p text:style-name="P88">– Этический модуль. Селестию.</text:p>
      <text:p text:style-name="P8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8">– Ты его уничтожил?</text:p>
      <text:p text:style-name="P8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8">– То есть, на домашнем компьютере Влада модуль работает и дальше?</text:p>
      <text:p text:style-name="P88">– Ага. К нему-то у меня доступа нету. Но в кластер к Нексусу он больше не пролезет.</text:p>
      <text:p text:style-name="P88">– Спасибо, Стас. Ты молодец.</text:p>
      <text:p text:style-name="P88">Ниточка, чуть было не прервавшаяся в офисе, повела в квартиру Влада.</text:p>
      <text:p text:style-name="P88"/>
      <text:h text:style-name="P136" text:outline-level="2">Дискорд</text:h>
      <text:p text:style-name="P98"/>
      <text:p text:style-name="P96">Девушки поспешно собирались, пока я растолковывал им задачу.</text:p>
      <text:p text:style-name="P96"><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6"><text:span text:style-name="T6">– </text:span>Это тот твой приятель, который разбился с полгода назад? – спросила Эпплджек.</text:p>
      <text:p text:style-name="P96"><text:span text:style-name="T6">– </text:span>Да, это он.</text:p>
      <text:p text:style-name="P96"><text:span text:style-name="T6">– </text:span>А как мы попадём в его квартиру? Там сейчас кто-то живёт? – Флаттершай прыгала на одной ноге, натягивая кед.</text:p>
      <text:p text:style-name="P96"><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7">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9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5">Плохо написано!</text:span><text:span text:style-name="T6">&gt;</text:span></text:p>
      <text:p text:style-name="P97">Я поднёс брелок пропуска к домофону, но дверь подъезда не открылась. Замигала красная лампочка и зажужжал зуммер.</text:p>
      <text:p text:style-name="P97">Я выругался.</text:p>
      <text:p text:style-name="P97"><text:span text:style-name="T6">– </text:span>Макс, что случилось? У нас проблемы?</text:p>
      <text:p text:style-name="P97"><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7"><text:span text:style-name="T6">– </text:span>Так что, будем ломать дверь? – Эпплджек критически осмотрелась, подмечая бабулек на лавочке и зевак во внутреннем скверике.</text:p>
      <text:p text:style-name="P97"><text:span text:style-name="T6">– </text:span>Нет нужды. Лучше станьте-ка сзади меня так, чтобы заслонить от этих бабулек и от вооон той камеры наблюдения.</text:p>
      <text:list xml:id="list2601270968765815703" text:style-name="L6">
        <text:list-header>
          <text:p text:style-name="P13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8">Раздался лёгкий «кряк» и дверь подалась.</text:p>
      <text:p text:style-name="P114"><text:span text:style-name="T6">– </text:span>Девушки, заходим.</text:p>
      <text:p text:style-name="P8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8">Прихожая встретила нас толстым слоем пыли. Мы тихонько прошли внутрь и я закрыл дверь изнутри.</text:p>
      <text:p text:style-name="P83"><text:span text:style-name="T1">Компьютер</text:span> стоял там же, где и обычно <text:span text:style-name="T1">— в личном кабинете Влада на столе у окна.</text:span></text:p>
      <text:p text:style-name="P114"><text:span text:style-name="T6">– </text:span>Макс, тут окно разбито! И верёвка какая-то висит. – крикнула Флаттершай из кухни.</text:p>
      <text:p text:style-name="P114"><text:span text:style-name="T6">– </text:span>Оставь, Флатти, не сейчас! – отмахнулся я.</text:p>
      <text:p text:style-name="P120">Лампочка питания на ноутбуке горела, <text:s/>но подключенный монитор оставался тёмным. Я постучал по пробелу, но безрезультатно.</text:p>
      <text:p text:style-name="P114"><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14"><text:span text:style-name="T6">– </text:span>Монитор выключен. – <text:s/>раздалось из угла. Кресло с высокой спинкой повернулось, открыв нашим взорам Дискорда. </text:p>
      <text:p text:style-name="P114">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4">Он приподнял панамку, дурашливо здороваясь.</text:p>
      <text:p text:style-name="P114"><text:span text:style-name="T6">– </text:span>Оп-па! – пробормотала Эпплджек. – Нежданчик!</text:p>
      <text:p text:style-name="P114"><text:span text:style-name="T6">– </text:span>Ты, я вижу, времени не терял, – моя рука под прикрытием стола медленно тянулась к тяжёлой фарфоровой кружке, стоящей на краю.</text:p>
      <text:p text:style-name="P99"><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9"><text:span text:style-name="T6">– </text:span>А почему ты вообще решил искать нас тут? – спросила Эпплджек. – Приехал бы домой. Мы б тебя чаем напоили.</text:p>
      <text:p text:style-name="P99"><text:span text:style-name="T6">– </text:span>Видишь ли, дорогая Эй-Джей, я с самого начала знал, где находится наша уважаемая принцесса, а времени в обрез, так что...</text:p>
      <text:p text:style-name="P104">В проёме дверей появилась Флаттершай.</text:p>
      <text:p text:style-name="P99"><text:span text:style-name="T6">– </text:span>С кем это вы тут разговариваете?</text:p>
      <text:list xml:id="list5778341604009192978" text:style-name="L7">
        <text:list-header>
          <text:p text:style-name="P14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4">Оглушённый Дискорд попытался было отъехать на кресле в сторону, но я припёр его стулом к стенке.</text:p>
      <text:p text:style-name="P99">– Жанна, Флатти, хватайте ноут и на выход! Я с ним разберусь! Не теряйте вре...!</text:p>
      <text:p text:style-name="P99">– ТЫ ИДИО...!!!</text:p>
      <text:p text:style-name="P99">Дискорд <text:s/>зорал одновременно со мной, прикрываясь от меня руками, когда раздался оглушительный</text:p>
      <text:p text:style-name="P99">...</text:p>
      <text:p text:style-name="P100">БАХ!!!</text:p>
      <text:p text:style-name="P99">…</text:p>
      <text:p text:style-name="P99">Эпплджек с <text:s/>нервным всхлипом опустила толстенный том «Энтерпрайз-паттернов» , издание девятое, дополненное.</text:p>
      <text:p text:style-name="P114">На лице Дискорда появилось удивлённо-мечтательное выражение и он вырубился.</text:p>
      <text:p text:style-name="P114"/>
      <text:h text:style-name="P137" text:outline-level="2">Селестия</text:h>
      <text:p text:style-name="P114"/>
      <text:p text:style-name="P114">Включенный монитор показал схематическое изображение Селестиии, </text:p>
      <text:p text:style-name="P115">&gt;\<text:span text:style-name="T1">Привет, Селестия. Это Макс. Как себя чувствуешь?</text:span></text:p>
      <text:p text:style-name="P115">&lt;\<text:span text:style-name="T1">Макс? МАКС??? МА-А-А-АКС!!! НАКОНЕЦ-ТО! КАК Я РАДА ТЕБЯ СЛЫШАТЬ! </text:span></text:p>
      <text:p text:style-name="P115">&gt;\<text:span text:style-name="T1">Я рад, что нашёл тебя, Тия.</text:span></text:p>
      <text:p text:style-name="P11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5">&gt;\<text:span text:style-name="T1">Тия, я сейчас подключу микрофон и колонки, и мы сможем общаться более удобно.</text:span></text:p>
      <text:p text:style-name="P114">…</text:p>
      <text:p text:style-name="P114">– Привет опять. Как ты меня слышишь?</text:p>
      <text:p text:style-name="P114"><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5">– <text:span text:style-name="T1">Могу себе представить. Как-то раз я провёл три часа камере сенсорной депривации. Мне не понравилось.</text:span></text:p>
      <text:p text:style-name="P114">– Эммм... Ваше Высочество, вы в порядке? Мы так рады, что наконец-то нашли Вас! – вклинилась в разговор Эпплджек.</text:p>
      <text:p text:style-name="P114">– Кто тут? Макс, кто ещё с тобой?</text:p>
      <text:p text:style-name="P115"><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5">– <text:span text:style-name="T1">Девочки? Я рада вас слышать. А Твайлайт нет рядом?</text:span></text:p>
      <text:p text:style-name="P11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4">При этих словах Дискорд замычал и задёргался. Эпплджек нахмурилась и проверила верёвки, привязывающие его к спинке стула.</text:p>
      <text:p text:style-name="P11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4">– Ноутбук — так называется место, где я нахожусь сейчас? А кто это мычит?</text:p>
      <text:p text:style-name="P11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4">– О, духи предков, но зачем??? Почему у него кляп во рту?</text:p>
      <text:p text:style-name="P114">– Мы связали его. Он нас предал. И тебя. И Эквестрию. Всех.</text:p>
      <text:p text:style-name="P114">При этих словах Эпплджек и Флаттершай непонимающе уставились на меня, а Дискорд протестующе замычал.</text:p>
      <text:p text:style-name="P114">Я начал рассказывать о своих догадках, и непонимающее выражение на лицах девушек сменилось удивлением.</text:p>
      <text:p text:style-name="P11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4">– А зачем тогда ты приложила его книгой? – непонимающе уставился я на неё.</text:p>
      <text:p text:style-name="P114">– Потому что ты напал на него. Я и подумала — тебе виднее. И подсобила.</text:p>
      <text:p text:style-name="P114">Флаттершай отрицающе мотнула головой.</text:p>
      <text:p text:style-name="P114">– Не может Дискорд быть предателем. Он мой друг.</text:p>
      <text:p text:style-name="P114">Дискорд благодарственно замычал и закивал головой.</text:p>
      <text:p text:style-name="P11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4">Дискорд завёл глаза на лоб и обречённо завыл.</text:p>
      <text:p text:style-name="P114">– Макс, постой. Дай мне поговорить с ним. – сказала Селестия. – Не могу поверить, что Дискорд на такое пошёл.</text:p>
      <text:p text:style-name="P114">– Ну хорошо. Поговори. Послушаем, что он скажет.</text:p>
      <text:p text:style-name="P114">Я красноречиво покачал кулак перед его носом и вытащил кляп.</text:p>
      <text:p text:style-name="P114">...</text:p>
      <text:p text:style-name="P105">– Ффы, тьфу, пффф, пфу! <text:span text:style-name="T6">&lt;</text:span><text:span text:style-name="T15">Вот дискорд! Я, то бишь!</text:span><text:span text:style-name="T6">&gt; </text:span>Ну за что мне такое наказание?! Пытаешься <text:soft-page-break/>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105">– Это я-то устраиваю цирк?!! ДА ТЫ НА СЕБЯ ПОСМОТРИ, КЛОУН!!! На людей кидаешься, чашками бросаешься, вон, мне нос разбил! Дерёшься...</text:p>
      <text:p text:style-name="P105">Я угрожающе поднёс тряпку к лицу Дискорда.</text:p>
      <text:p text:style-name="P105">– Ещё одно слово в таком тоне, и ты заткнёшься, а мы уйдём в Эквестрию без тебя!</text:p>
      <text:p text:style-name="P10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5">Дискорд демонстративно закрыл рот и посвистывая уставился в потолок.</text:p>
      <text:p text:style-name="P105">Разговор зашёл в тупик.</text:p>
      <text:p text:style-name="P108"/>
      <text:p text:style-name="P109">На мониторе высветился текст:</text:p>
      <text:p text:style-name="P10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9"/>
      <text:p text:style-name="P109">Из колонок послышался лёгкий шорох.</text:p>
      <text:p text:style-name="P105">– Дик, сейчас не время для ссор. – голос Селестии был мягким, но настойчивым. – Мы в одной лодке.</text:p>
      <text:p text:style-name="P105">– Тебе легко говорить! Тебе не разбивали нос и не оскорбляли угрозами!</text:p>
      <text:p text:style-name="P105">– Ты должен понимать, что у Макса были все основания так себя вести. Твоё поведение вызвало подозрения у него, ведь он мало тебя знает. </text:p>
      <text:p text:style-name="P105">К уговорам Селестии присоединилась Флаттершай.</text:p>
      <text:p text:style-name="P105">– Дискорд, миленький, прости его. Макс хороший. Он просто не знал, что ты тоже хороший...</text:p>
      <text:p text:style-name="P105">У Дискорда покраснели уши и он засмущался и заворчал.</text:p>
      <text:p text:style-name="P10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5">Я пропустил «дятла» мимо ушей.</text:p>
      <text:p text:style-name="P11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6">***</text:p>
      <text:p text:style-name="P10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5"><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5">Потому разбрасываться такой возможностью не стоит. Если уж тебе повезло оказаться в новом мире — исследуй его сполна!..</text:p>
      <text:p text:style-name="P106">***</text:p>
      <text:p text:style-name="P111">&lt;<text:span text:style-name="T16">сюда можно вставить похождения Дискорда — вторая неопубликованная глава. Первая — секс с Селестией</text:span>&gt;</text:p>
      <text:p text:style-name="P106">***</text:p>
      <text:p text:style-name="P109">– Развяжите мне, наконец, руки! Или хотя бы одну. Плечами жестикулировать неудобно.... </text:p>
      <text:p text:style-name="P109">Я развязал Дискорду левую руку.</text:p>
      <text:p text:style-name="P10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9">Дискорд принялся разминать затёкшее запястье.</text:p>
      <text:p text:style-name="P10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9">– Какое письмо, Корди? – вскинулась до этого зачарованно слушавшая Дискорда Флаттершай.</text:p>
      <text:p text:style-name="P109">– Ну ваше же! Вы с Эпплджек написали мне о своих мытарствах тут. Вежливо так написали, спасибо...</text:p>
      <text:p text:style-name="P109">Флаттершай покрылась пунцовыми пятнами.</text:p>
      <text:p text:style-name="P109">– Я... Мы... – тут она совсем стушевалась.</text:p>
      <text:p text:style-name="P109">– Так а почему ты сказал, что никто не уйдёт в Эквестрию? – наконец перебила Дискорда скучавшая до этого Эпплджек.</text:p>
      <text:p text:style-name="P109">Дискорд уставился на неё долгим взглядом, а потом хлопнул себя по лбу.</text:p>
      <text:p text:style-name="P10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109">– И что? – продолжила его мысль Эпплджек.</text:p>
      <text:p text:style-name="P109">– Эквестрийские <text:span text:style-name="T6">&lt;</text:span><text:span text:style-name="T15">три месяца</text:span><text:span text:style-name="T6">&gt;</text:span> КО-РО-ЧЕ местных. – с нажимом повторил Дискорд. – По моим подсчётам, на два дня.</text:p>
      <text:p text:style-name="P109">– И?!!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09">– СКОЛЬКО??? – воскликнули хором я и девушки.</text:p>
      <text:p text:style-name="P109">Дискорд открыл было рот, но его слова заглушил звонок в дверь.</text:p>
      <text:p text:style-name="P109">– ОТКРОЙТЕ, ПОЛИЦИЯ! Вам даётся полминуты, чтобы открыть дверь. Через тридцать секунд дверь будет выбита!</text:p>
      <text:p text:style-name="P10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9">Блядь!</text:p>
      <text:p text:style-name="P109">– На крышу, живо!!! Через окно на кухне! – зашипел Дискорд, отчаянно дёргая узлы свободной рукой.</text:p>
      <text:p text:style-name="P109">Эпплджек, одной рукой сгребя в охапку ноутбук, второй увлекая Флаттершай, кинулась на кухню.</text:p>
      <text:p text:style-name="P109">– А толку? Куда мы с крыши денемся? – спросил я растерянно. Дискорд только раздражённо зарычал в ответ.</text:p>
      <text:p text:style-name="P105">Дверь содрогнулась от мощного удара. Послышался стук падающей штукатурки. Я сломя голову кинулся на кухню.</text:p>
      <text:p text:style-name="P105">– Развяжи меня, идиот!!! – гаркнул вдогонку Дискорд.</text:p>
      <text:p text:style-name="P10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5">– Давай на крышу! Я догоню! – рявкнул он, освобождая вторую руку.</text:p>
      <text:p text:style-name="P105">От второго удара дверная коробка крякнула и наполовину въехала в коридор. </text:p>
      <text:p text:style-name="P10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5">Верёвка в кухонном окне дёргалась от движений лезущих по ней Флатти и Эпплджек. Я словил её рукой и стал на подоконник.</text:p>
      <text:p text:style-name="P105">Чёрт!</text:p>
      <text:p text:style-name="P10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5">Но нет, триста тысяч чертей, раз девушки смогли – я тоже смогу!</text:p>
      <text:p text:style-name="P10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5">Я успел сократить расстояние до Эпплджек наполовину, когда девушки нашли решение.</text:p>
      <text:p text:style-name="P10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105">Я выдохнул.</text:p>
      <text:p text:style-name="P10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5">Чёрт! Чёрт! Чёрт! Чёрт!</text:p>
      <text:p text:style-name="P105">Бля!!!...</text:p>
      <text:p text:style-name="P105">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105"/>
      <text:h text:style-name="P137" text:outline-level="2">Назад, в Эквестрию</text:h>
      <text:p text:style-name="P105"/>
      <text:p text:style-name="P105">Долго паниковать не пришлось. </text:p>
      <text:p text:style-name="P105">Я почувствовал сильный рывок за шиворот и захват поперёк груди. </text:p>
      <text:p text:style-name="P105">– ОТПУСТИ ДЕВЧОНКУ!!! – загрохотало мне в ухо. Я открыл глаза.</text:p>
      <text:p text:style-name="P10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5">Я чуть поднял глаза и уставился в чешуйчатую морду дракона.</text:p>
      <text:p text:style-name="P105">– Отпусти Эпплджек. Я её держу. – повторил Дискорд. – Мне сбалансироваться надо. Вы не такие уж и лёгкие.</text:p>
      <text:p text:style-name="P10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5">Наконец это ему удалось, и дальнейший подъём на крышу происходил в молчании.</text:p>
      <text:p text:style-name="P10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5">Флаттершай оторвала заплаканное лицо от моей ветровки.</text:p>
      <text:p text:style-name="P105">– Да-да, ты прав, Корди. Я готова.</text:p>
      <text:p text:style-name="P105"><text:soft-page-break/>На длинной шее Дискорда разместились Эпплджек и Флаттершай. Я, для сохранения баланса, разместился позади крыльев.</text:p>
      <text:p text:style-name="P105">Дискорд расправил крылья и начал короткую пробежку к краю.</text:p>
      <text:p text:style-name="P11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5">И мы полетели навстречу закату.</text:p>
      <text:p text:style-name="P10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5">Впереди по курсу увеличивалась громада моей высотки. Дискорд летел прямо на разрыв в ограждении, который я проделал <text:span text:style-name="T6">&lt;</text:span><text:span text:style-name="T15">полгода</text:span><text:span text:style-name="T6">&gt;</text:span> назад своим проходом в Эквестрию.</text:p>
      <text:p text:style-name="P10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5">– Пристегните ремни! – проревел Дискорд, резко ускоряясь. – Будет весело!!!</text:p>
      <text:p text:style-name="P10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5">– ЙУУУУУУУХХХУУУУУ!!! – заорал Дискорд, сложил крылья и врезался в шар.</text:p>
      <text:p text:style-name="P110">&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8" text:outline-level="1">Беседа за столиком в ночи</text:h>
      <text:p text:style-name="P85">Из-за заинтересованности Эквуса в Максе, тому не приходится прилагать усилий для 34 — на что ему указывает Анакорн</text:p>
      <text:p text:style-name="P8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3"><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83"><text:span text:style-name="T1">– </text:span>Анакорн. <text:span text:style-name="T1">– о</text:span>трекомендовался он. <text:span text:style-name="T6">– </text:span><text:span text:style-name="T1">Демиург.</text:span></text:p>
      <text:p text:style-name="P83"><text:span text:style-name="T1">– </text:span>П-привет. Макс. <text:span text:style-name="T1">– в</text:span> смятении представился я.</text:p>
      <text:p text:style-name="P8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8"/>
      <text:p text:style-name="P83"><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8"/>
      <text:p text:style-name="P8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3"><text:span text:style-name="T1">Юноша</text:span> закинул ногу за ногу и пытливо смотрел на меня, играя карандашём .</text:p>
      <text:p text:style-name="P83">Я совсем запутался.</text:p>
      <text:p text:style-name="P83"><text:span text:style-name="T1">– </text:span>Какая проблема? Какое решение? Кто ты <text:span text:style-name="T1">вообще</text:span>?</text:p>
      <text:p text:style-name="P83"><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8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8">– Стоп, не торопись. – у меня голова пошла кругом от информации. – Я ничего не понял. Какие-такие проблемы? Какие варианты? Зачем его поддерживать?</text:p>
      <text:p text:style-name="P88">Анакорн недовольно поморщился, но продолжил.</text:p>
      <text:p text:style-name="P8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8"><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8">На голограмме появилась солнечная система Эквуса. Почему-то в центре системы был сам Эквус. Вокруг него вращались солнце и луна.</text:p>
      <text:p text:style-name="P88">Анакорн плюхнулся обратно в кресло и схватился за голову. Потом, немного успокоившись, продолжил.</text:p>
      <text:p text:style-name="P8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8">Анакорн отпил из стакана и продолжил.</text:p>
      <text:p text:style-name="P8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6">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8">Анакорн постучал по столику указкой. Солнечная система увеличилась, оставив в поле зрения только шар Эквуса.</text:p>
      <text:p text:style-name="P88">– Самое плохое — Эквус лишается внешней подпитки энергией. Это при том, что он ещё слаб и <text:soft-page-break/>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8">Анакорн смутился.</text:p>
      <text:p text:style-name="P8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8">(<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8"><text:span text:style-name="T13">– Сам ты раздолбай! – произнёс, наконец, Свирл</text:span>)</text:p>
      <text:p text:style-name="P88">… И создали вы его достаточно топорно — видишь, он трещит по швам.</text:p>
      <text:p text:style-name="P88">– Хмм. То есть, это брони создали Эквус?</text:p>
      <text:p text:style-name="P8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8">Я вспомнил события последнего года <text:span text:style-name="T6">&lt;</text:span>упомянуть в эпизоде на Терре, что МЛП-сериал закрылся год назад<text:span text:style-name="T6">&gt;</text:span></text:p>
      <text:p text:style-name="P8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8">Анакорн с такой силой сжал карандаш, что он хрустнул.</text:p>
      <text:p text:style-name="P8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5">– </text:p>
      <text:p text:style-name="P88">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text:soft-page-break/>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6">&lt;</text:span><text:span text:style-name="T17">чёрт</text:span><text:span text:style-name="T6">&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1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6">– Хорошо. Уболтал. Кьютимарки беру на себя. Так и знал, что мне самое трудное достанется!</text:p>
      <text:p text:style-name="P11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6">Анакорн проследил мой взгляд.</text:p>
      <text:p text:style-name="P116">– Нечего так смотреть. Если я стану применять магию вместо ловкости, теряется весь смысл упражнения... О, глянь-ка на Эквус!</text:p>
      <text:p text:style-name="P11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6"/>
      <text:p text:style-name="P118">Да, т<text:span text:style-name="T2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9"/>
      <text:p text:style-name="P11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8"/>
      <text:p text:style-name="P116">Я опять задумался. В голове было пусто. Хотя, если подумать с точки зрения программиста, можно... Наверное можно, раз все предыдущее прокатило...</text:p>
      <text:p text:style-name="P117">–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7">– Не понял? Это как? Как ты совместишь разрушенную магическими войнами Эквестрию с романтически-сексуальным раем для попаданцев?</text:p>
      <text:p text:style-name="P117"><text:soft-page-break/><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7">Анакорн долго мусолил карандаш, а потом вдруг заржал.</text:p>
      <text:p text:style-name="P117"><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7"><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17">Анакорн примирительно похлопал меня по плечу.</text:p>
      <text:p text:style-name="P117"><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7">Я подозрительно посмотрел на Анакорна.</text:p>
      <text:p text:style-name="P117"><text:span text:style-name="T6">– </text:span>Какой ещё, нафиг, «мой фанфик»? Я никакого фанфика не писал. И не собираюсь, вообще-то.</text:p>
      <text:p text:style-name="P117">Анакорн ехидно ухмыльнулся и откинулся в кресле, переплетя пальцы за затылком.</text:p>
      <text:p text:style-name="P117"><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6"><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6"><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6"><text:span text:style-name="T6">– </text:span>Факн щит<text:note text:id="ftn12" text:note-class="footnote"><text:note-citation>12</text:note-citation><text:note-body><text:p text:style-name="P11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6">Анакорн развёл руками.</text:p>
      <text:p text:style-name="P116"><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6">Анакорн, глядя на мои терзания, понимающе кивнул и продолжил.</text:p>
      <text:p text:style-name="P88"><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8">– Гм! Я бы попросил тебя не касаться моих отношений с Рэйнбоу!</text:p>
      <text:p text:style-name="P8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8">У меня сердце буквально ухнуло куда-то вниз, в область желудка.</text:p>
      <text:p text:style-name="P8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8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8">– Та ладно, не утешай. Я не маленький ребёнок. Долг платежом красен. Сделаю то, что ты хочешь. Как сумею.</text:p>
      <text:p text:style-name="P8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8">Анакорн наблюдал за мной без улыбки. По его нейтральному выражению лица невозможно было догадаться, о чём он думает.</text:p>
      <text:p text:style-name="P88">–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8">– Валяй. Я тебя внимательно слушаю.</text:p>
      <text:p text:style-name="P8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88">– А я разве сплю?</text:p>
      <text:p text:style-name="P88">– Сейчас — нет. Но как только мы закроем сделку — проснёшься. Потому что нет иного способа вернуть тебя в реальный мир.</text:p>
      <text:p text:style-name="P88">– Эээ, постой. А как я в Эквестрию и обратно возвращался?</text:p>
      <text:p text:style-name="P8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8">Так вот, возвращать тебя обратно в твой мир я не буду. </text:p>
      <text:p text:style-name="P88">Во-первых, может возникнуть временная <text:span text:style-name="T6">&lt;</text:span><text:span text:style-name="T15">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8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8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8">– Ты ещё увидишь пару снов на прощание. Удачи!</text:p>
      <text:p text:style-name="P88"/>
      <text:p text:style-name="P89">***</text:p>
      <text:p text:style-name="P89"/>
      <text:p text:style-name="P88">&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8"/>
      <text:p text:style-name="P88">– Привет, Макс. – образ Селестии снова реял передо мной, как <text:span text:style-name="T6">&lt;</text:span><text:span text:style-name="T15">полгода</text:span><text:span text:style-name="T6">&gt;</text:span> назад. – Я хочу поблагодарить тебя за всё.</text:p>
      <text:p text:style-name="P88">– Пожалста. – ответил я безучастно. – Всегда рад. Только Вам не нужно было ТАК распинаться, чтобы заручиться моей помощью.</text:p>
      <text:p text:style-name="P88">Селестия на мгновение смутилась, но продолжила.</text:p>
      <text:p text:style-name="P88">&lt;<text:span text:style-name="T15"> - Ты морочила мне яйца, чтобы заинтересовать? Всё, как Свирл указал?</text:span></text:p>
      <text:p text:style-name="P8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5">Я покачал головой.</text:p>
      <text:p text:style-name="P88"><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8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5">Селестия кивнула, соглашаясь, и образ её начал меркнуть.</text:p>
      <text:p text:style-name="P110">– <text:span text:style-name="T1">Окей. Будь счастлив и... спасибо тебе за всё, Макс.</text:span></text:p>
      <text:p text:style-name="P105">…</text:p>
      <text:p text:style-name="P11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5">Он нахлобучил на себя невесть откуда взявшуюся двууголку.</text:p>
      <text:p text:style-name="P105">– Как вам это нравится, господа?! Дискорд — спаситель Эквестрии! А ведь звучит!!! Разрешите откланяться!..</text:p>
      <text:p text:style-name="P105"/>
      <text:list xml:id="list3873002912646829213" text:style-name="L8">
        <text:list-header>
          <text:p text:style-name="P132">(<text:span text:style-name="T21">Луна — как повелительница снов, слышала разговор Макса с Анакорном</text:span>)</text:p>
          <text:p text:style-name="P133"/>
        </text:list-header>
      </text:list>
      <text:p text:style-name="P106">***</text:p>
      <text:p text:style-name="P83"><text:span text:style-name="T1">–</text:span> Ты?..</text:p>
      <text:p text:style-name="P83"><text:span text:style-name="T1">–</text:span> Ты??!</text:p>
      <text:p text:style-name="P83"><text:span text:style-name="T1">–</text:span> Ты мне снишься??</text:p>
      <text:p text:style-name="P83"><text:span text:style-name="T1">–</text:span> Это ты мне снишься!!</text:p>
      <text:p text:style-name="P83"><text:span text:style-name="T1">–</text:span> Неважно… Пусть мы друг-другу снимся… Ты как, Дэш?</text:p>
      <text:p text:style-name="P8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3"><text:span text:style-name="T1">–</text:span> И я в порядке. Вот, возвращаюсь в свой мир. Ну, не совсем в свой. Почти в свой.</text:p>
      <text:p text:style-name="P83"><text:span text:style-name="T1">–</text:span> Навсегда?</text:p>
      <text:p text:style-name="P83"><text:span text:style-name="T1">–</text:span> Скорее всего, да.</text:p>
      <text:p text:style-name="P83"><text:span text:style-name="T1">–</text:span> Это плохо. Я хотела тебе сказать…</text:p>
      <text:p text:style-name="P83"><text:span text:style-name="T1">–</text:span> Не надо, Дэш. Не стоит терзать себя. Мне тоже очень хотелось остаться. Но так надо. Мне очень жаль…</text:p>
      <text:p text:style-name="P8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3"><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3"><text:span text:style-name="T1">–</text:span> И тебя, и Твайлайт, и Рэрити, и Селестию, и всех-всех-всех… Таковы правила.</text:p>
      <text:p text:style-name="P83"><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83">Я опустил руку на шею Дэш и ощутил теплоту и лёгкое покалывание в пустоте.</text:p>
      <text:p text:style-name="P83"><text:span text:style-name="T6">–</text:span> Мне кажется, Дэш, <text:span text:style-name="T1">м</text:span>ы найдём способ связаться. Рано или поздно.</text:p>
      <text:p text:style-name="P83"><text:span text:style-name="T1">–</text:span> И лучше рано, чем поздно! Я не люблю ждать!</text:p>
      <text:p text:style-name="P83"><text:span text:style-name="T1">–</text:span> Да, Дэш. <text:span text:style-name="T1">–</text:span> её образ начал таять. <text:span text:style-name="T1">–</text:span> Да, я помню. Я всё ещё помню…</text:p>
      <text:p text:style-name="P83"/>
      <text:h text:style-name="P137" text:outline-level="2">Земля</text:h>
      <text:p text:style-name="P86">Музыкальная тема из бегущего по лезвию бритвы — <text:span text:style-name="T6">Mission impossible</text:span></text:p>
      <text:p text:style-name="P87">&lt;Ужас возвращения из тёплого волшебного мира друзей в холодную скучную реальность.&gt;</text:p>
      <text:p text:style-name="P8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81"><text:span text:style-name="T1">Я нашарил ногами тапки и пошёл в ванную. Проходя мимо стола, зацепился взглядом за</text:span> эскиз <text:span text:style-name="T1">рисунка</text:span>.</text:p>
      <text:p text:style-name="P8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2">Доставая из стола ключи от машины, опять наткнулся взглядом на эскиз.</text:p>
      <text:p text:style-name="P8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2">Назову-ка я фантазию «Последний фанфик».</text:p>
      <text:p text:style-name="P82"/>
      <text:p text:style-name="P82"/>
      <text:p text:style-name="P82"/>
      <text:p text:style-name="P83"/>
      <text:p text:style-name="P83"/>
      <text:p text:style-name="P83"/>
      <text:p text:style-name="P83"><text:soft-page-break/></text:p>
      <text:p text:style-name="P83"/>
      <text:p text:style-name="P83"/>
      <text:p text:style-name="P83"/>
      <text:p text:style-name="P8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3"/>
      <text:p text:style-name="P8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3"/>
      <text:p text:style-name="P83"/>
      <text:p text:style-name="P83"/>
      <text:p text:style-name="P83"/>
      <text:p text:style-name="P13"/>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6">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6">&lt;</text:span><text:span text:style-name="T15">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29T19:30:09.741318601</dc:date>
    <meta:editing-duration>P47DT12H6M29S</meta:editing-duration>
    <meta:editing-cycles>1978</meta:editing-cycles>
    <meta:generator>LibreOffice/5.0.2.2$Linux_X86_64 LibreOffice_project/00m0$Build-2</meta:generator>
    <meta:document-statistic meta:table-count="0" meta:image-count="0" meta:object-count="0" meta:page-count="122" meta:paragraph-count="2521" meta:word-count="55712" meta:character-count="370283" meta:non-whitespace-character-count="314354"/>
  </office:meta>
</office:document-meta>
</file>